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69/settings.xml" manifest:media-type="text/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7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" manifest:media-type="application/vnd.sun.xml.ui.configuration"/>
  <manifest:file-entry manifest:full-path="Object 67/" manifest:version="1.3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content.xml" manifest:media-type="text/xml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0ffb35"/>
    </style:style>
    <style:style style:name="P2" style:family="paragraph" style:parent-style-name="Standard">
      <style:text-properties officeooo:paragraph-rsid="00106c0a"/>
    </style:style>
    <style:style style:name="P3" style:family="paragraph" style:parent-style-name="Standard">
      <style:text-properties officeooo:rsid="0011604b" officeooo:paragraph-rsid="0011604b"/>
    </style:style>
    <style:style style:name="P4" style:family="paragraph" style:parent-style-name="Standard">
      <style:text-properties officeooo:rsid="0011604b" officeooo:paragraph-rsid="006b5bc9"/>
    </style:style>
    <style:style style:name="P5" style:family="paragraph" style:parent-style-name="Standard">
      <style:text-properties officeooo:rsid="0013ba7a" officeooo:paragraph-rsid="0013cd02"/>
    </style:style>
    <style:style style:name="P6" style:family="paragraph" style:parent-style-name="Standard">
      <style:text-properties officeooo:rsid="0013ba7a" officeooo:paragraph-rsid="006b5bc9"/>
    </style:style>
    <style:style style:name="P7" style:family="paragraph" style:parent-style-name="Standard">
      <style:text-properties officeooo:paragraph-rsid="001b4754"/>
    </style:style>
    <style:style style:name="P8" style:family="paragraph" style:parent-style-name="Standard">
      <style:text-properties officeooo:paragraph-rsid="001ce192"/>
    </style:style>
    <style:style style:name="P9" style:family="paragraph" style:parent-style-name="Standard">
      <style:text-properties officeooo:paragraph-rsid="001fa100"/>
    </style:style>
    <style:style style:name="P10" style:family="paragraph" style:parent-style-name="Standard">
      <style:text-properties officeooo:rsid="0023ea92" officeooo:paragraph-rsid="0023ea92"/>
    </style:style>
    <style:style style:name="P11" style:family="paragraph" style:parent-style-name="Standard">
      <style:text-properties officeooo:rsid="00298ab7" officeooo:paragraph-rsid="00298ab7"/>
    </style:style>
    <style:style style:name="P12" style:family="paragraph" style:parent-style-name="Standard">
      <style:text-properties officeooo:rsid="00298ab7" officeooo:paragraph-rsid="002e3703"/>
    </style:style>
    <style:style style:name="P13" style:family="paragraph" style:parent-style-name="Standard">
      <style:text-properties officeooo:rsid="002b8f69" officeooo:paragraph-rsid="002b8f69"/>
    </style:style>
    <style:style style:name="P14" style:family="paragraph" style:parent-style-name="Standard">
      <style:text-properties officeooo:rsid="002b8f69" officeooo:paragraph-rsid="00c87004"/>
    </style:style>
    <style:style style:name="P15" style:family="paragraph" style:parent-style-name="Standard">
      <style:text-properties officeooo:rsid="002e70e1" officeooo:paragraph-rsid="002e70e1"/>
    </style:style>
    <style:style style:name="P16" style:family="paragraph" style:parent-style-name="Standard">
      <style:text-properties officeooo:rsid="002e70e1" officeooo:paragraph-rsid="006b5bc9"/>
    </style:style>
    <style:style style:name="P17" style:family="paragraph" style:parent-style-name="Standard">
      <style:text-properties officeooo:rsid="002f7dbb" officeooo:paragraph-rsid="0062162e"/>
    </style:style>
    <style:style style:name="P18" style:family="paragraph" style:parent-style-name="Standard">
      <style:text-properties officeooo:rsid="002f7dbb" officeooo:paragraph-rsid="006aa50f"/>
    </style:style>
    <style:style style:name="P19" style:family="paragraph" style:parent-style-name="Standard">
      <style:text-properties officeooo:rsid="002f7dbb" officeooo:paragraph-rsid="006c26ad"/>
    </style:style>
    <style:style style:name="P20" style:family="paragraph" style:parent-style-name="Standard">
      <style:text-properties officeooo:rsid="002f7dbb" officeooo:paragraph-rsid="006c96a8"/>
    </style:style>
    <style:style style:name="P21" style:family="paragraph" style:parent-style-name="Standard">
      <style:text-properties officeooo:rsid="002f7dbb" officeooo:paragraph-rsid="006ce159"/>
    </style:style>
    <style:style style:name="P22" style:family="paragraph" style:parent-style-name="Standard">
      <style:text-properties officeooo:rsid="002f7dbb" officeooo:paragraph-rsid="00c7af19"/>
    </style:style>
    <style:style style:name="P23" style:family="paragraph" style:parent-style-name="Standard">
      <style:text-properties officeooo:rsid="0030255c" officeooo:paragraph-rsid="0030255c"/>
    </style:style>
    <style:style style:name="P24" style:family="paragraph" style:parent-style-name="Standard">
      <style:text-properties officeooo:rsid="0030255c" officeooo:paragraph-rsid="006aa50f"/>
    </style:style>
    <style:style style:name="P25" style:family="paragraph" style:parent-style-name="Standard">
      <style:text-properties officeooo:rsid="0030255c" officeooo:paragraph-rsid="006b5bc9"/>
    </style:style>
    <style:style style:name="P26" style:family="paragraph" style:parent-style-name="Standard">
      <style:text-properties officeooo:rsid="0030255c" officeooo:paragraph-rsid="006e904c"/>
    </style:style>
    <style:style style:name="P27" style:family="paragraph" style:parent-style-name="Standard">
      <style:text-properties officeooo:rsid="0030255c" officeooo:paragraph-rsid="009eb43a"/>
    </style:style>
    <style:style style:name="P28" style:family="paragraph" style:parent-style-name="Standard">
      <style:text-properties officeooo:rsid="0030255c" officeooo:paragraph-rsid="00c67e96"/>
    </style:style>
    <style:style style:name="P29" style:family="paragraph" style:parent-style-name="Standard">
      <style:text-properties officeooo:rsid="0030d99f" officeooo:paragraph-rsid="0093a2a6"/>
    </style:style>
    <style:style style:name="P30" style:family="paragraph" style:parent-style-name="Standard">
      <style:text-properties officeooo:rsid="0030d99f" officeooo:paragraph-rsid="006aa50f"/>
    </style:style>
    <style:style style:name="P31" style:family="paragraph" style:parent-style-name="Standard">
      <style:text-properties officeooo:paragraph-rsid="0030d99f"/>
    </style:style>
    <style:style style:name="P32" style:family="paragraph" style:parent-style-name="Standard">
      <style:text-properties officeooo:paragraph-rsid="00333b02"/>
    </style:style>
    <style:style style:name="P33" style:family="paragraph" style:parent-style-name="Standard">
      <style:text-properties officeooo:rsid="00333b02" officeooo:paragraph-rsid="00433466"/>
    </style:style>
    <style:style style:name="P34" style:family="paragraph" style:parent-style-name="Standard">
      <style:text-properties officeooo:rsid="003c13b4" officeooo:paragraph-rsid="003c13b4"/>
    </style:style>
    <style:style style:name="P35" style:family="paragraph" style:parent-style-name="Standard">
      <style:text-properties officeooo:rsid="0041f697" officeooo:paragraph-rsid="0041f697"/>
    </style:style>
    <style:style style:name="P36" style:family="paragraph" style:parent-style-name="Standard">
      <style:text-properties officeooo:rsid="0041f697" officeooo:paragraph-rsid="00740e47"/>
    </style:style>
    <style:style style:name="P37" style:family="paragraph" style:parent-style-name="Standard">
      <style:text-properties officeooo:rsid="0041f697" officeooo:paragraph-rsid="0093a2a6"/>
    </style:style>
    <style:style style:name="P38" style:family="paragraph" style:parent-style-name="Standard">
      <style:text-properties officeooo:rsid="0041f697" officeooo:paragraph-rsid="00c7af19"/>
    </style:style>
    <style:style style:name="P39" style:family="paragraph" style:parent-style-name="Standard">
      <style:text-properties officeooo:rsid="0047032a" officeooo:paragraph-rsid="0062162e"/>
    </style:style>
    <style:style style:name="P40" style:family="paragraph" style:parent-style-name="Standard">
      <style:text-properties officeooo:rsid="0047032a" officeooo:paragraph-rsid="00792785"/>
    </style:style>
    <style:style style:name="P41" style:family="paragraph" style:parent-style-name="Standard">
      <style:text-properties officeooo:rsid="0047032a" officeooo:paragraph-rsid="00abff4e"/>
    </style:style>
    <style:style style:name="P42" style:family="paragraph" style:parent-style-name="Standard">
      <style:text-properties officeooo:rsid="0047032a" officeooo:paragraph-rsid="00c87004"/>
    </style:style>
    <style:style style:name="P43" style:family="paragraph" style:parent-style-name="Standard">
      <style:text-properties officeooo:rsid="0047032a" officeooo:paragraph-rsid="006380e0"/>
    </style:style>
    <style:style style:name="P44" style:family="paragraph" style:parent-style-name="Standard">
      <style:text-properties officeooo:rsid="0047032a" officeooo:paragraph-rsid="00ca450b"/>
    </style:style>
    <style:style style:name="P45" style:family="paragraph" style:parent-style-name="Standard">
      <style:text-properties officeooo:rsid="005822aa" officeooo:paragraph-rsid="005822aa"/>
    </style:style>
    <style:style style:name="P46" style:family="paragraph" style:parent-style-name="Standard">
      <style:text-properties officeooo:rsid="005822aa" officeooo:paragraph-rsid="006b5bc9"/>
    </style:style>
    <style:style style:name="P47" style:family="paragraph" style:parent-style-name="Standard">
      <style:text-properties officeooo:rsid="0062162e" officeooo:paragraph-rsid="0062162e"/>
    </style:style>
    <style:style style:name="P48" style:family="paragraph" style:parent-style-name="Standard">
      <style:text-properties officeooo:rsid="0062162e" officeooo:paragraph-rsid="006b5bc9"/>
    </style:style>
    <style:style style:name="P49" style:family="paragraph" style:parent-style-name="Standard">
      <style:text-properties officeooo:paragraph-rsid="0062162e"/>
    </style:style>
    <style:style style:name="P50" style:family="paragraph" style:parent-style-name="Standard">
      <style:text-properties officeooo:paragraph-rsid="006380e0"/>
    </style:style>
    <style:style style:name="P51" style:family="paragraph" style:parent-style-name="Standard">
      <style:text-properties officeooo:paragraph-rsid="0047032a"/>
    </style:style>
    <style:style style:name="P52" style:family="paragraph" style:parent-style-name="Standard">
      <style:text-properties officeooo:rsid="005d3d16" officeooo:paragraph-rsid="006b5bc9"/>
    </style:style>
    <style:style style:name="P53" style:family="paragraph" style:parent-style-name="Standard">
      <style:text-properties officeooo:rsid="005d3d16" officeooo:paragraph-rsid="007025f2"/>
    </style:style>
    <style:style style:name="P54" style:family="paragraph" style:parent-style-name="Standard">
      <style:text-properties officeooo:rsid="006aa50f" officeooo:paragraph-rsid="006aa50f"/>
    </style:style>
    <style:style style:name="P55" style:family="paragraph" style:parent-style-name="Standard">
      <style:text-properties officeooo:paragraph-rsid="006b5bc9"/>
    </style:style>
    <style:style style:name="P56" style:family="paragraph" style:parent-style-name="Standard">
      <style:text-properties officeooo:rsid="002f0427" officeooo:paragraph-rsid="006b5bc9"/>
    </style:style>
    <style:style style:name="P57" style:family="paragraph" style:parent-style-name="Standard">
      <style:text-properties officeooo:rsid="006b5bc9" officeooo:paragraph-rsid="006b5bc9"/>
    </style:style>
    <style:style style:name="P58" style:family="paragraph" style:parent-style-name="Standard">
      <style:text-properties officeooo:rsid="007025f2" officeooo:paragraph-rsid="007025f2"/>
    </style:style>
    <style:style style:name="P59" style:family="paragraph" style:parent-style-name="Standard">
      <style:text-properties style:font-name="Liberation Serif" fo:font-size="12pt" fo:font-style="normal" fo:font-weight="normal" officeooo:rsid="006380e0" officeooo:paragraph-rsid="006c26ad" style:font-size-asian="12pt" style:font-style-asian="normal" style:font-weight-asian="normal" style:font-size-complex="12pt"/>
    </style:style>
    <style:style style:name="P60" style:family="paragraph" style:parent-style-name="Standard">
      <style:text-properties fo:font-style="normal" officeooo:rsid="006e904c" officeooo:paragraph-rsid="005c510d" style:font-style-asian="normal" style:font-style-complex="normal"/>
    </style:style>
    <style:style style:name="P61" style:family="paragraph" style:parent-style-name="Standard">
      <style:text-properties officeooo:rsid="007c7c90" officeooo:paragraph-rsid="007c7c90"/>
    </style:style>
    <style:style style:name="P62" style:family="paragraph" style:parent-style-name="Standard">
      <style:text-properties officeooo:rsid="001a560d" officeooo:paragraph-rsid="001a560d"/>
    </style:style>
    <style:style style:name="P63" style:family="paragraph" style:parent-style-name="Standard">
      <style:text-properties officeooo:rsid="006ce159" officeooo:paragraph-rsid="006c26ad"/>
    </style:style>
    <style:style style:name="P64" style:family="paragraph" style:parent-style-name="Standard">
      <style:text-properties officeooo:paragraph-rsid="00953d61"/>
    </style:style>
    <style:style style:name="P65" style:family="paragraph" style:parent-style-name="Standard">
      <style:text-properties officeooo:paragraph-rsid="00983ce0"/>
    </style:style>
    <style:style style:name="P66" style:family="paragraph" style:parent-style-name="Standard">
      <style:text-properties officeooo:rsid="009d7745" officeooo:paragraph-rsid="009d7745"/>
    </style:style>
    <style:style style:name="P67" style:family="paragraph" style:parent-style-name="Standard">
      <style:text-properties officeooo:paragraph-rsid="006c96a8"/>
    </style:style>
    <style:style style:name="P68" style:family="paragraph" style:parent-style-name="Standard">
      <style:text-properties officeooo:rsid="009f4918" officeooo:paragraph-rsid="00a22cfe"/>
    </style:style>
    <style:style style:name="P69" style:family="paragraph" style:parent-style-name="Standard">
      <style:text-properties officeooo:rsid="00aa3ca6" officeooo:paragraph-rsid="00aa3ca6"/>
    </style:style>
    <style:style style:name="P70" style:family="paragraph" style:parent-style-name="Standard">
      <style:text-properties officeooo:paragraph-rsid="00b2e5f8"/>
    </style:style>
    <style:style style:name="P71" style:family="paragraph" style:parent-style-name="Standard">
      <style:text-properties officeooo:rsid="0047dae3" officeooo:paragraph-rsid="0047dae3"/>
    </style:style>
    <style:style style:name="P72" style:family="paragraph" style:parent-style-name="Standard">
      <style:text-properties officeooo:rsid="001ce192" officeooo:paragraph-rsid="000ffb35"/>
    </style:style>
    <style:style style:name="P73" style:family="paragraph" style:parent-style-name="Standard">
      <style:text-properties officeooo:rsid="00b8f63d" officeooo:paragraph-rsid="00b8f63d"/>
    </style:style>
    <style:style style:name="P74" style:family="paragraph" style:parent-style-name="Standard">
      <style:text-properties officeooo:rsid="00b9b6a8" officeooo:paragraph-rsid="00b9b6a8"/>
    </style:style>
    <style:style style:name="P75" style:family="paragraph" style:parent-style-name="Standard">
      <style:text-properties style:font-name="Liberation Mono1" fo:font-size="11pt" fo:font-style="normal" fo:font-weight="normal" officeooo:paragraph-rsid="00953d61" style:font-size-asian="11pt" style:font-style-asian="normal" style:font-weight-asian="normal"/>
    </style:style>
    <style:style style:name="P76" style:family="paragraph" style:parent-style-name="Standard">
      <style:text-properties style:font-name="Liberation Mono1" fo:font-size="11pt" fo:font-style="normal" fo:font-weight="normal" officeooo:rsid="00b9b6a8" officeooo:paragraph-rsid="00953d61" style:font-size-asian="11pt" style:font-style-asian="normal" style:font-weight-asian="normal"/>
    </style:style>
    <style:style style:name="P77" style:family="paragraph" style:parent-style-name="Standard">
      <style:text-properties officeooo:rsid="007227ab" officeooo:paragraph-rsid="0062162e"/>
    </style:style>
    <style:style style:name="P78" style:family="paragraph" style:parent-style-name="Standard">
      <style:text-properties officeooo:rsid="00c67e96" officeooo:paragraph-rsid="00c67e96"/>
    </style:style>
    <style:style style:name="P79" style:family="paragraph" style:parent-style-name="Standard">
      <style:text-properties officeooo:rsid="00c7bf39" officeooo:paragraph-rsid="001b4754"/>
    </style:style>
    <style:style style:name="P80" style:family="paragraph" style:parent-style-name="Standard">
      <style:text-properties officeooo:rsid="00c7bf39" officeooo:paragraph-rsid="00c7bf39"/>
    </style:style>
    <style:style style:name="P81" style:family="paragraph" style:parent-style-name="Standard">
      <style:text-properties officeooo:paragraph-rsid="00c87004"/>
    </style:style>
    <style:style style:name="P82" style:family="paragraph" style:parent-style-name="Standard">
      <style:text-properties officeooo:rsid="00ca450b" officeooo:paragraph-rsid="00ca450b"/>
    </style:style>
    <style:style style:name="P83" style:family="paragraph" style:parent-style-name="Standard">
      <style:text-properties officeooo:rsid="0017bfa1" officeooo:paragraph-rsid="006b5bc9"/>
    </style:style>
    <style:style style:name="P84" style:family="paragraph" style:parent-style-name="Standard">
      <style:text-properties officeooo:rsid="0041f697" officeooo:paragraph-rsid="0041f697"/>
    </style:style>
    <style:style style:name="P85" style:family="paragraph" style:parent-style-name="Standard">
      <style:text-properties officeooo:rsid="00d2f39b" officeooo:paragraph-rsid="00d2f39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983ce0"/>
    </style:style>
    <style:style style:name="T3" style:family="text">
      <style:text-properties officeooo:rsid="0017bfa1"/>
    </style:style>
    <style:style style:name="T4" style:family="text">
      <style:text-properties officeooo:rsid="001a560d"/>
    </style:style>
    <style:style style:name="T5" style:family="text">
      <style:text-properties officeooo:rsid="001b4754"/>
    </style:style>
    <style:style style:name="T6" style:family="text">
      <style:text-properties officeooo:rsid="001ce192"/>
    </style:style>
    <style:style style:name="T7" style:family="text">
      <style:text-properties officeooo:rsid="001fa100"/>
    </style:style>
    <style:style style:name="T8" style:family="text">
      <style:text-properties officeooo:rsid="0021fe1b"/>
    </style:style>
    <style:style style:name="T9" style:family="text">
      <style:text-properties officeooo:rsid="002b8f69"/>
    </style:style>
    <style:style style:name="T10" style:family="text">
      <style:text-properties officeooo:rsid="002c0355"/>
    </style:style>
    <style:style style:name="T11" style:family="text">
      <style:text-properties officeooo:rsid="002cc0d5"/>
    </style:style>
    <style:style style:name="T12" style:family="text">
      <style:text-properties officeooo:rsid="002e70e1"/>
    </style:style>
    <style:style style:name="T13" style:family="text">
      <style:text-properties officeooo:rsid="002f0427"/>
    </style:style>
    <style:style style:name="T14" style:family="text">
      <style:text-properties officeooo:rsid="0030255c"/>
    </style:style>
    <style:style style:name="T15" style:family="text">
      <style:text-properties officeooo:rsid="0030d99f"/>
    </style:style>
    <style:style style:name="T16" style:family="text">
      <style:text-properties officeooo:rsid="003be024"/>
    </style:style>
    <style:style style:name="T17" style:family="text">
      <style:text-properties officeooo:rsid="00433466"/>
    </style:style>
    <style:style style:name="T18" style:family="text">
      <style:text-properties officeooo:rsid="00452d45"/>
    </style:style>
    <style:style style:name="T19" style:family="text">
      <style:text-properties officeooo:rsid="0047dbc5"/>
    </style:style>
    <style:style style:name="T20" style:family="text">
      <style:text-properties officeooo:rsid="004a799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4d63dc" style:font-style-asian="italic" style:font-style-complex="itali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a799c" style:font-style-asian="normal" style:font-style-complex="normal"/>
    </style:style>
    <style:style style:name="T25" style:family="text">
      <style:text-properties fo:font-style="normal" officeooo:rsid="004d63dc" style:font-style-asian="normal" style:font-style-complex="normal"/>
    </style:style>
    <style:style style:name="T26" style:family="text">
      <style:text-properties fo:font-style="normal" officeooo:rsid="005995f1" style:font-style-asian="normal" style:font-style-complex="normal"/>
    </style:style>
    <style:style style:name="T27" style:family="text">
      <style:text-properties fo:font-style="normal" officeooo:rsid="005c510d" style:font-style-asian="normal" style:font-style-complex="normal"/>
    </style:style>
    <style:style style:name="T28" style:family="text">
      <style:text-properties fo:font-style="normal" officeooo:rsid="0062162e" style:font-style-asian="normal" style:font-style-complex="normal"/>
    </style:style>
    <style:style style:name="T29" style:family="text">
      <style:text-properties fo:font-style="normal" officeooo:rsid="006b5bc9" style:font-style-asian="normal" style:font-style-complex="normal"/>
    </style:style>
    <style:style style:name="T30" style:family="text">
      <style:text-properties fo:font-style="normal" officeooo:rsid="006e904c" style:font-style-asian="normal" style:font-style-complex="normal"/>
    </style:style>
    <style:style style:name="T31" style:family="text">
      <style:text-properties fo:font-style="normal" officeooo:rsid="00a22cfe" style:font-style-asian="normal" style:font-style-complex="normal"/>
    </style:style>
    <style:style style:name="T32" style:family="text">
      <style:text-properties officeooo:rsid="0056281f"/>
    </style:style>
    <style:style style:name="T33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34" style:family="text">
      <style:text-properties style:font-name="Liberation Mono1" fo:font-size="11pt" fo:font-style="normal" fo:font-weight="normal" officeooo:rsid="006380e0" style:font-size-asian="11pt" style:font-style-asian="normal" style:font-weight-asian="normal"/>
    </style:style>
    <style:style style:name="T35" style:family="text">
      <style:text-properties officeooo:rsid="005822aa"/>
    </style:style>
    <style:style style:name="T36" style:family="text">
      <style:text-properties officeooo:rsid="00605f5e"/>
    </style:style>
    <style:style style:name="T37" style:family="text">
      <style:text-properties officeooo:rsid="006380e0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9" style:family="text">
      <style:text-properties style:font-name="Liberation Serif" fo:font-size="12pt" fo:font-style="normal" fo:font-weight="normal" officeooo:rsid="006380e0" style:font-size-asian="12pt" style:font-style-asian="normal" style:font-weight-asian="normal" style:font-size-complex="12pt"/>
    </style:style>
    <style:style style:name="T40" style:family="text">
      <style:text-properties style:font-name="Liberation Serif" fo:font-size="12pt" fo:font-style="normal" fo:font-weight="normal" officeooo:rsid="006c96a8" style:font-size-asian="12pt" style:font-style-asian="normal" style:font-weight-asian="normal" style:font-size-complex="12pt"/>
    </style:style>
    <style:style style:name="T41" style:family="text">
      <style:text-properties style:font-name="Liberation Serif" fo:font-size="12pt" fo:font-style="normal" fo:font-weight="normal" officeooo:rsid="0030255c" style:font-size-asian="12pt" style:font-style-asian="normal" style:font-weight-asian="normal" style:font-size-complex="12pt"/>
    </style:style>
    <style:style style:name="T42" style:family="text">
      <style:text-properties style:font-name="Liberation Serif" fo:font-size="12pt" fo:font-style="normal" fo:font-weight="normal" officeooo:rsid="00911339" style:font-size-asian="12pt" style:font-style-asian="normal" style:font-weight-asian="normal" style:font-size-complex="12pt"/>
    </style:style>
    <style:style style:name="T43" style:family="text">
      <style:text-properties style:font-name="Liberation Serif" fo:font-size="12pt" fo:font-style="normal" fo:font-weight="normal" officeooo:rsid="009eb43a" style:font-size-asian="12pt" style:font-style-asian="normal" style:font-weight-asian="normal" style:font-size-complex="12pt"/>
    </style:style>
    <style:style style:name="T44" style:family="text">
      <style:text-properties style:font-name="Liberation Serif" fo:font-size="12pt" fo:font-style="normal" fo:font-weight="normal" officeooo:rsid="00d1fdc3" style:font-size-asian="12pt" style:font-style-asian="normal" style:font-weight-asian="normal" style:font-size-complex="12pt"/>
    </style:style>
    <style:style style:name="T45" style:family="text">
      <style:text-properties officeooo:rsid="0062162e"/>
    </style:style>
    <style:style style:name="T46" style:family="text">
      <style:text-properties officeooo:rsid="006b5bc9"/>
    </style:style>
    <style:style style:name="T47" style:family="text">
      <style:text-properties officeooo:rsid="006c96a8"/>
    </style:style>
    <style:style style:name="T48" style:family="text">
      <style:text-properties officeooo:rsid="006ce159"/>
    </style:style>
    <style:style style:name="T49" style:family="text">
      <style:text-properties officeooo:rsid="006e904c"/>
    </style:style>
    <style:style style:name="T50" style:family="text">
      <style:text-properties officeooo:rsid="007025f2"/>
    </style:style>
    <style:style style:name="T51" style:family="text">
      <style:text-properties officeooo:rsid="00760b4d"/>
    </style:style>
    <style:style style:name="T52" style:family="text">
      <style:text-properties officeooo:rsid="00838c62"/>
    </style:style>
    <style:style style:name="T53" style:family="text">
      <style:text-properties officeooo:rsid="00953d61"/>
    </style:style>
    <style:style style:name="T54" style:family="text">
      <style:text-properties officeooo:rsid="00983ce0"/>
    </style:style>
    <style:style style:name="T55" style:family="text">
      <style:text-properties officeooo:rsid="009eb43a"/>
    </style:style>
    <style:style style:name="T56" style:family="text">
      <style:text-properties officeooo:rsid="00a00e39"/>
    </style:style>
    <style:style style:name="T57" style:family="text">
      <style:text-properties officeooo:rsid="00a4e2f3"/>
    </style:style>
    <style:style style:name="T58" style:family="text">
      <style:text-properties officeooo:rsid="00abff4e"/>
    </style:style>
    <style:style style:name="T59" style:family="text">
      <style:text-properties officeooo:rsid="00b153a3"/>
    </style:style>
    <style:style style:name="T60" style:family="text">
      <style:text-properties officeooo:rsid="00b2e5f8"/>
    </style:style>
    <style:style style:name="T61" style:family="text">
      <style:text-properties officeooo:rsid="00b3ceac"/>
    </style:style>
    <style:style style:name="T62" style:family="text">
      <style:text-properties officeooo:rsid="00bfa910"/>
    </style:style>
    <style:style style:name="T63" style:family="text">
      <style:text-properties officeooo:rsid="00c5aa9d"/>
    </style:style>
    <style:style style:name="T64" style:family="text">
      <style:text-properties officeooo:rsid="00c67e96"/>
    </style:style>
    <style:style style:name="T65" style:family="text">
      <style:text-properties officeooo:rsid="00c7af19"/>
    </style:style>
    <style:style style:name="T66" style:family="text">
      <style:text-properties officeooo:rsid="00ca450b"/>
    </style:style>
    <style:style style:name="T67" style:family="text">
      <style:text-properties officeooo:rsid="00d1fdc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fo:margin-left="0in" fo:margin-right="0in" fo:margin-top="0in" fo:margin-bottom="0in" style:vertical-pos="from-top" fo:padding="0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A generalized Llewellyn Thomas algorithm for solving banded cyclic/periodic matrices: </text:p>
      <text:p text:style-name="P3"/>
      <text:p text:style-name="P3"><text:span text:style-name="T4">Banded matrices</text:span> <text:span text:style-name="T4">can </text:span>aris<text:span text:style-name="T4">e</text:span> from finite difference methods, <text:span text:style-name="T46">eg.</text:span> :</text:p>
      <text:p text:style-name="P3"><draw:frame draw:style-name="fr1" draw:name="Object1" text:anchor-type="as-char" svg:y="-0.1484in" svg:width="1.6689in" svg:height="0.2091in" draw:z-index="5"><draw:object xlink:href="./Object 7" xlink:type="simple" xlink:show="embed" xlink:actuate="onLoad"/><draw:image xlink:href="./ObjectReplacements/Object 7" xlink:type="simple" xlink:show="embed" xlink:actuate="onLoad"/></draw:frame></text:p>
      <text:p text:style-name="P3">for a 3-point difference equation or</text:p>
      <text:p text:style-name="P3"><draw:frame draw:style-name="fr1" draw:name="Object2" text:anchor-type="as-char" svg:y="-0.1484in" svg:width="2.6902in" svg:height="0.2091in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3">for a 5-point formula.</text:p>
      <text:p text:style-name="P3"/>
      <text:p text:style-name="P62">A periodic version of a banded matrix can come from periodic boundary conditions. In these cases, none of the coefficients above are zero, whereas in a “regular” banded matrix, the boundary conditions make the off diagonal terms 0. </text:p>
      <text:p text:style-name="P5"/>
      <text:p text:style-name="P7"><text:span text:style-name="T6">For the first example, the three (m=3) point equation </text:span><draw:frame draw:style-name="fr1" draw:name="Object7" text:anchor-type="as-char" svg:y="-0.1484in" svg:width="1.6689in" svg:height="0.2091in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text:span text:style-name="T5">can be written as a cyclic or periodic version of the tridiagonal matrix with </text:span>non-zero <text:span text:style-name="T5">out of band </text:span>elements:</text:p>
      <text:p text:style-name="P7"/>
      <text:p text:style-name="P7"><draw:frame draw:style-name="fr2" draw:name="Object17" text:anchor-type="as-char" svg:y="-0.5134in" svg:width="3.3547in" svg:height="0.979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/>i.e. tridiagonal except for two off-diagonal terms. <text:s/></text:p>
      <text:p text:style-name="P79"/>
      <text:p text:style-name="P7"/>
      <text:p text:style-name="P32">The system can be solved in O[n] with the following algorithm. Starting with the 1st and nth equations and working inwards to the 2nd and n-1st an so on, for the jth pair of equations <text:s/>we can write:</text:p>
      <text:p text:style-name="P32">for <text:s/><text:span text:style-name="T12">j:{2,3,4…} 1 &lt; j &lt; n/2 <text:s/></text:span></text:p>
      <text:p text:style-name="P2"/>
      <text:p text:style-name="P2"/>
      <text:p text:style-name="P2"><draw:frame draw:style-name="fr2" draw:name="Object23" text:anchor-type="as-char" svg:y="-0.2744in" svg:width="5.0811in" svg:height="0.5016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2"/>
      <text:p text:style-name="P23">which we rewrite as</text:p>
      <text:p text:style-name="P2"/>
      <text:p text:style-name="P2"><draw:frame draw:style-name="fr2" draw:name="Object18" text:anchor-type="as-char" svg:y="-0.2992in" svg:width="5.9484in" svg:height="0.55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0">for <text:s/><text:span text:style-name="T12">j:{1,2,3,4…} 0 &lt; j &lt; n/2 </text:span></text:p>
      <text:p text:style-name="P32"><text:span text:style-name="T60">defining</text:span> <draw:frame draw:style-name="fr2" draw:name="Object19" text:anchor-type="as-char" svg:y="-0.2992in" svg:width="2.1575in" svg:height="0.55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/>for <text:s/><text:span text:style-name="T12">j:{2,3,4…} 1 &lt; j &lt; n/2 </text:span></text:p>
      <text:p text:style-name="P32"/>
      <text:p text:style-name="P74">then we have</text:p>
      <text:p text:style-name="P32"><draw:frame draw:style-name="fr2" draw:name="Object69" text:anchor-type="as-char" svg:y="-0.2992in" svg:width="5.9484in" svg:height="0.552in" draw:z-index="15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32"/>
      <text:p text:style-name="P32">and <draw:frame draw:style-name="fr2" draw:name="Object20" text:anchor-type="as-char" svg:y="-0.252in" svg:width="1.472in" svg:height="0.420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/>for j=1 <text:s/><text:span text:style-name="T61">because at j=1:</text:span></text:p>
      <text:p text:style-name="P32"/>
      <text:p text:style-name="P32"><text:soft-page-break/><draw:frame draw:style-name="fr2" draw:name="Object53" text:anchor-type="as-char" svg:y="-0.2744in" svg:width="3.4902in" svg:height="0.5016in" draw:z-index="20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2"/>
      <text:p text:style-name="P65">Each pair is solved for in terms of the inner next pair of values. <text:s/>Using the first equation with j=1 yields the result for the second equation for j=2 by solving a 2x2 system of equations. <text:s/>Using the matrix A<text:span text:style-name="T1">1</text:span> and vector v<text:span text:style-name="T1">1</text:span>, <text:s/>the process is iterated repeatedly almost n/2 times, <text:span text:style-name="T54">solving for all the <text:s/>A</text:span><text:span text:style-name="T2">j <text:s/></text:span><text:span text:style-name="T54">and <text:s/>v</text:span><text:span text:style-name="T2">j </text:span>. </text:p>
      <text:p text:style-name="P65"/>
      <text:p text:style-name="P65">At the center of the matrix we have to solve either a 2x2 system of equations if n is even or a 3x3 system if n is odd. <text:s/>If n is even the final equation becomes, with j=n/2:</text:p>
      <text:p text:style-name="P2"/>
      <text:p text:style-name="P64"><draw:frame draw:style-name="fr2" draw:name="Object21" text:anchor-type="as-char" svg:y="-0.2992in" svg:width="6.3717in" svg:height="0.552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4">which is <text:span text:style-name="T53">a </text:span>2x2 system solvable for the middle two second derivatives. <text:s/></text:p>
      <text:p text:style-name="P76"/>
      <text:p text:style-name="P75"/>
      <text:p text:style-name="P31">If n is odd, <text:span text:style-name="T16">the middle term is included</text:span>:</text:p>
      <text:p text:style-name="P2"/>
      <text:p text:style-name="P72"><draw:frame draw:style-name="fr2" draw:name="Object32" text:anchor-type="as-char" svg:y="-0.6354in" svg:width="3.8138in" svg:height="1.2701in" draw:z-index="2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72"/>
      <text:p text:style-name="P71">With</text:p>
      <text:p text:style-name="P33"/>
      <text:p text:style-name="P34"><draw:frame draw:style-name="fr1" draw:name="Object44" text:anchor-type="as-char" svg:y="-0.3937in" svg:width="3.8854in" svg:height="0.7307in" draw:z-index="2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18">then</text:span></text:p>
      <text:p text:style-name="P34"/>
      <text:p text:style-name="P34"><draw:frame draw:style-name="fr2" draw:name="Object45" text:anchor-type="as-char" svg:y="-0.4035in" svg:width="5.6437in" svg:height="0.7602in" draw:z-index="24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73"/>
      <text:p text:style-name="P73">or, <text:span text:style-name="T62">writing the components of </text:span><text:span text:style-name="T62"><draw:frame draw:style-name="fr1" draw:name="Object74" text:anchor-type="as-char" svg:y="-0.1634in" svg:width="0.3862in" svg:height="0.2236in" draw:z-index="25"><draw:object xlink:href="./Object 74" xlink:type="simple" xlink:show="embed" xlink:actuate="onLoad"/><draw:image xlink:href="./ObjectReplacements/Object 74" xlink:type="simple" xlink:show="embed" xlink:actuate="onLoad"/></draw:frame></text:span><text:span text:style-name="T62">explicitly:</text:span></text:p>
      <text:p text:style-name="P34"/>
      <text:p text:style-name="P34"><draw:frame draw:style-name="fr2" draw:name="Object68" text:anchor-type="as-char" svg:y="-0.4417in" svg:width="4.0929in" svg:height="0.8134in" draw:z-index="2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1"/>
      <text:p text:style-name="P54">We can then solve for all of the <draw:frame draw:style-name="fr1" draw:name="Object34" text:anchor-type="as-char" svg:y="-0.1484in" svg:width="0.2063in" svg:height="0.2091in" draw:z-index="27"><draw:object xlink:href="./Object 34" xlink:type="simple" xlink:show="embed" xlink:actuate="onLoad"/><draw:image xlink:href="./ObjectReplacements/Object 34" xlink:type="simple" xlink:show="embed" xlink:actuate="onLoad"/></draw:frame><text:span text:style-name="T59">by back substitution using </text:span><text:span text:style-name="T59"><draw:frame draw:style-name="fr2" draw:name="Object31" text:anchor-type="as-char" svg:y="-0.2992in" svg:width="2.1575in" svg:height="0.552in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span></text:p>
      <text:p text:style-name="P51"/>
      <text:p text:style-name="P51"><text:soft-page-break/></text:p>
      <text:p text:style-name="P9"><text:span text:style-name="T13">Similarly, the m=5 point scheme </text:span><draw:frame draw:style-name="fr1" draw:name="Object8" text:anchor-type="as-char" svg:y="-0.1484in" svg:width="2.6902in" svg:height="0.2091in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text:span text:style-name="T7">results in</text:span></text:p>
      <text:p text:style-name="P9"/>
      <text:p text:style-name="P1"><draw:frame draw:style-name="fr2" draw:name="Object9" text:anchor-type="as-char" svg:y="-0.6425in" svg:width="3.8492in" svg:height="1.239in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text:s text:c="2"/><text:span text:style-name="T8">with 6 off-diagonal non-zero elements.</text:span></text:p>
      <text:p text:style-name="P1"/>
      <text:p text:style-name="P10">We can then write, <text:span text:style-name="T10">for any set of 4 equations j</text:span>:</text:p>
      <text:p text:style-name="P10"/>
      <text:p text:style-name="P10"><draw:frame draw:style-name="fr2" draw:name="Object10" text:anchor-type="as-char" svg:y="-0.478in" svg:width="7.5528in" svg:height="0.939in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/>
      <text:p text:style-name="P11">where we can <text:span text:style-name="T9">define</text:span> </text:p>
      <text:p text:style-name="P11"/>
      <text:p text:style-name="P12"><draw:frame draw:style-name="fr2" draw:name="Object14" text:anchor-type="as-char" svg:y="-0.5335in" svg:width="1.9937in" svg:height="1.0193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text:s text:c="2"/><text:span text:style-name="T11">as before for j:{3,5,7…} <text:s/>j&gt;1 and </text:span><text:span text:style-name="T11"><draw:frame draw:style-name="fr2" draw:name="Object15" text:anchor-type="as-char" svg:y="-0.4701in" svg:width="1.978in" svg:height="0.8571in" draw:z-index="29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1"><text:s/>for j=1. </text:span></text:p>
      <text:p text:style-name="P11"/>
      <text:p text:style-name="P13">and then</text:p>
      <text:p text:style-name="P13"/>
      <text:p text:style-name="P14"><draw:frame draw:style-name="fr2" draw:name="Object11" text:anchor-type="as-char" svg:y="-1.0638in" svg:width="5.5016in" svg:height="2.150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1"><text:span text:style-name="T29">W</text:span><text:span text:style-name="T24">e </text:span><text:span text:style-name="T29">then </text:span><text:span text:style-name="T24">have either 5,6 or 7 rows left after iterating the recurrence relations: <text:s/></text:span><text:span text:style-name="T28">for example with </text:span><text:span text:style-name="T26">6 rows w</text:span><text:span text:style-name="T27">ith </text:span><text:span text:style-name="T26">j=n/2-2 ? </text:span><text:span text:style-name="T31">(n-1)/2 </text:span><text:span text:style-name="T27">w</text:span><text:span text:style-name="T26">e have:</text:span></text:p>
      <text:p text:style-name="P81"><text:soft-page-break/><draw:frame draw:style-name="fr1" draw:name="Object42" text:anchor-type="as-char" svg:y="-0.7925in" svg:width="7.2256in" svg:height="1.5374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<text:s/></text:p>
      <text:p text:style-name="P55"/>
      <text:p text:style-name="P55"/>
      <text:p text:style-name="P52">but </text:p>
      <text:p text:style-name="P52"/>
      <text:p text:style-name="P52"><draw:frame draw:style-name="fr1" draw:name="Object37" text:anchor-type="as-char" svg:y="-0.7516in" svg:width="4.6335in" svg:height="1.4571in" draw:z-index="3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55"/>
      <text:p text:style-name="P52">and <text:span text:style-name="T36">so</text:span></text:p>
      <text:p text:style-name="P52"/>
      <text:p text:style-name="P24"><draw:frame draw:style-name="fr1" draw:name="Object49" text:anchor-type="as-char" svg:y="-1.5189in" svg:width="5.1453in" svg:height="3.0839in" draw:z-index="3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24"/>
      <text:p text:style-name="P24"/>
      <text:p text:style-name="P69">and <text:span text:style-name="T14"><draw:frame draw:style-name="fr1" draw:name="Object41" text:anchor-type="as-char" svg:y="-0.7516in" svg:width="6.4319in" svg:height="1.4571in" draw:z-index="3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24"><text:soft-page-break/></text:p>
      <text:p text:style-name="P24"/>
      <text:p text:style-name="P57">We can workout similar formulae for <text:span text:style-name="T45">5 and 7 </text:span>rows left, with:<text:span text:style-name="T45"> </text:span></text:p>
      <text:p text:style-name="P56"/>
      <text:p text:style-name="P55"><text:span text:style-name="T33"><draw:frame draw:style-name="fr1" draw:name="Object36" text:anchor-type="as-char" svg:y="-0.6681in" svg:width="3.0854in" svg:height="1.2898in" draw:z-index="34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3"><text:s/></text:span><text:span text:style-name="T32">with 5 rows</text:span></text:p>
      <text:p text:style-name="P55"/>
      <text:p text:style-name="P55"/>
      <text:p text:style-name="P48">and</text:p>
      <text:p text:style-name="P55"/>
      <text:p text:style-name="P55"><draw:frame draw:style-name="fr1" draw:name="Object43" text:anchor-type="as-char" svg:y="-0.928in" svg:width="4.0874in" svg:height="1.8098in" draw:z-index="35"><draw:object xlink:href="./Object 42" xlink:type="simple" xlink:show="embed" xlink:actuate="onLoad"/><draw:image xlink:href="./ObjectReplacements/Object 42" xlink:type="simple" xlink:show="embed" xlink:actuate="onLoad"/><svg:desc>formula</svg:desc></draw:frame><text:s/><text:span text:style-name="T35">with 7 rows</text:span></text:p>
      <text:p text:style-name="P25"/>
      <text:p text:style-name="P24"/>
      <text:p text:style-name="P28">Writing more generally, <text:span text:style-name="T15">if we write </text:span>the first equation <text:span text:style-name="T64">corresponding to the 3 point formula</text:span></text:p>
      <text:p text:style-name="P28"/>
      <text:p text:style-name="P28"><draw:frame draw:style-name="fr2" draw:name="Object75" text:anchor-type="as-char" svg:y="-0.2744in" svg:width="5.0811in" svg:height="0.5016in" draw:z-index="36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28"/>
      <text:p text:style-name="P78">as</text:p>
      <text:p text:style-name="P18"/>
      <text:p text:style-name="P19"><draw:frame draw:style-name="fr1" draw:name="Object16" text:anchor-type="as-char" svg:y="-0.1744in" svg:width="1.952in" svg:height="0.2346in" draw:z-index="37"><draw:object xlink:href="./Object 6" xlink:type="simple" xlink:show="embed" xlink:actuate="onLoad"/><draw:image xlink:href="./ObjectReplacements/Object 6" xlink:type="simple" xlink:show="embed" xlink:actuate="onLoad"/><svg:desc>formula</svg:desc></draw:frame><text:s/><text:span text:style-name="T63">and defining </text:span><text:span text:style-name="T63"><draw:frame draw:style-name="fr1" draw:name="Object58" text:anchor-type="as-char" svg:y="-0.2598in" svg:width="0.972in" svg:height="0.4083in" draw:z-index="38"><draw:object xlink:href="./Object 56" xlink:type="simple" xlink:show="embed" xlink:actuate="onLoad"/><draw:image xlink:href="./ObjectReplacements/Object 56" xlink:type="simple" xlink:show="embed" xlink:actuate="onLoad"/><svg:desc>formula</svg:desc></draw:frame></text:span></text:p>
      <text:p text:style-name="P19"/>
      <text:p text:style-name="P21"><text:span text:style-name="T14">where</text:span><text:span text:style-name="T14"><draw:frame draw:style-name="fr1" draw:name="Object22" text:anchor-type="as-char" svg:y="-0.1484in" svg:width="0.2339in" svg:height="0.2091in" draw:z-index="39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is understood to be the corresponding vector with length 2 KU (or m-1) <text:s/>defined as</text:span></text:p>
      <text:p text:style-name="P21"/>
      <text:p text:style-name="P27"><draw:frame draw:style-name="fr1" draw:name="Object33" text:anchor-type="as-char" svg:y="-0.152in" svg:width="6.1752in" svg:height="0.222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27"><text:s/></text:p>
      <text:p text:style-name="P22"><text:span text:style-name="T55">with <text:s text:c="2"/></text:span><text:span text:style-name="T55"><draw:frame draw:style-name="fr1" draw:name="Object73" text:anchor-type="as-char" svg:y="-0.1744in" svg:width="0.2409in" svg:height="0.2346in" draw:z-index="41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55">defined similarly so that </text:span><text:span text:style-name="T55"><draw:frame draw:style-name="fr1" draw:name="Object72" text:anchor-type="as-char" svg:y="-0.1744in" svg:width="1.1972in" svg:height="0.2346in" draw:z-index="42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55">are defined for jj every j KU apart.</text:span></text:p>
      <text:p text:style-name="P19"/>
      <text:p text:style-name="P21"><text:span text:style-name="T48">Substituting</text:span><draw:frame draw:style-name="fr1" draw:name="Object59" text:anchor-type="as-char" svg:y="-0.1634in" svg:width="0.2807in" svg:height="0.2236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47">and <text:s/></text:span><text:span text:style-name="T47"><draw:frame draw:style-name="fr1" draw:name="Object60" text:anchor-type="as-char" svg:y="-0.1484in" svg:width="0.2402in" svg:height="0.2091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47">defined as:</text:span></text:p>
      <text:p text:style-name="P21"/>
      <text:p text:style-name="P21"><draw:frame draw:style-name="fr1" draw:name="Object61" text:anchor-type="as-char" svg:y="-0.1634in" svg:width="1.4909in" svg:height="0.2362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43"><text:s/></text:span></text:p>
      <text:p text:style-name="P63">results in the second equation as</text:p>
      <text:p text:style-name="P19"/>
      <text:p text:style-name="P19"><text:soft-page-break/><text:span text:style-name="T14"><text:s/></text:span><text:span text:style-name="T14"><draw:frame draw:style-name="fr1" draw:name="Object24" text:anchor-type="as-char" svg:y="-0.1752in" svg:width="2.6839in" svg:height="0.2472in" draw:z-index="46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p>
      <text:p text:style-name="P59"/>
      <text:p text:style-name="P20"><text:span text:style-name="T40">Using the </text:span><text:span text:style-name="T41">definition of </text:span><text:span text:style-name="T38"><draw:frame draw:style-name="fr1" draw:name="Object39" text:anchor-type="as-char" svg:y="-0.1634in" svg:width="0.2807in" svg:height="0.2236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40">and <text:s/></text:span><text:span text:style-name="T40"><draw:frame draw:style-name="fr1" draw:name="Object46" text:anchor-type="as-char" svg:y="-0.1484in" svg:width="0.2402in" svg:height="0.2091in" draw:z-index="48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40"><text:s/>and the second equation we can recognize </text:span><text:span text:style-name="T41">the recurrence relatio</text:span><text:span text:style-name="T40">ns:</text:span></text:p>
      <text:p text:style-name="P20"/>
      <text:p text:style-name="P20"><draw:frame draw:style-name="fr1" draw:name="Object25" text:anchor-type="as-char" svg:y="-0.2008in" svg:width="1.7965in" svg:height="0.2728in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20"/>
      <text:p text:style-name="P67"><draw:frame draw:style-name="fr1" draw:name="Object26" text:anchor-type="as-char" svg:y="-0.2008in" svg:width="2.322in" svg:height="0.2736in" draw:z-index="5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67"/>
      <text:p text:style-name="P30">which are solved every j<text:span text:style-name="T65">j</text:span>, reducing the number of equations by <text:span text:style-name="T46">(m-1)</text:span> <text:span text:style-name="T48">each iteration with <text:s/></text:span><text:span text:style-name="T33"><draw:frame draw:style-name="fr1" draw:name="Object56" text:anchor-type="as-char" svg:y="-0.2937in" svg:width="1.5654in" svg:height="0.5256in" draw:z-index="5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3"><text:s/></text:span><text:span text:style-name="T39">an </text:span><text:span text:style-name="T34">(</text:span><text:span text:style-name="T39">m-1)x(m-1) </text:span><text:span text:style-name="T44">orthogonal </text:span><text:span text:style-name="T39">matrix and </text:span><text:span text:style-name="T39"><draw:frame draw:style-name="fr1" draw:name="Object57" text:anchor-type="as-char" svg:y="-0.1626in" svg:width="0.528in" svg:height="0.2319in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the </text:span><text:span text:style-name="T42">(m-1)/2x(m-1)/2</text:span><text:span text:style-name="T39"> identity matrix. </text:span></text:p>
      <text:p text:style-name="P30"/>
      <text:p text:style-name="P85">However, these Ajj and vjj are not unique. <text:s/>Given the definition and that there are 2*(m-1) variables in zjj and zjj-1, but m*(m-1) variables in Ajj and zjj, clearly there are multiple solutions of Ajj and vjj that lead to the same zjj and zjj-1. <text:s/>In 2-D, we can think of Ajj and vjj as a rotation/reflection with magnification or stretch with a displacement: <text:s/>4 equations to solve for 4 unknowns, with m=3, leaving 2 variables.</text:p>
      <text:p text:style-name="P35"/>
      <text:p text:style-name="P35"/>
      <text:p text:style-name="P37">At the center of the <text:span text:style-name="T65">system </text:span>matrix, if modulo(n,m-<text:span text:style-name="T17">1</text:span>) <text:span text:style-name="T57">=0</text:span>, then <text:span text:style-name="T15"><draw:frame draw:style-name="fr1" draw:name="Object40" text:anchor-type="as-char" svg:y="-0.1634in" svg:width="0.8429in" svg:height="0.2236in" draw:z-index="14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5">(recognizing that the final </text:span><text:span text:style-name="T15"><draw:frame draw:style-name="fr1" draw:name="Object47" text:anchor-type="as-char" svg:y="-0.172in" svg:width="0.9465in" svg:height="0.2327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15">)</text:span></text:p>
      <text:p text:style-name="P37"/>
      <text:p text:style-name="P29">so that the final inner values are given by</text:p>
      <text:p text:style-name="P36"/>
      <text:p text:style-name="P38"><draw:frame draw:style-name="fr1" draw:name="Object38" text:anchor-type="as-char" svg:y="-0.2008in" svg:width="2.7866in" svg:height="0.2736in" draw:z-index="58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51">for the last 2*(m-1) values. <text:s/>More generally, i</text:span>f </text:p>
      <text:p text:style-name="P38">modulo(n,m-<text:span text:style-name="T49">1</text:span>) <text:span text:style-name="T20">= p </text:span><text:s/><text:span text:style-name="T23">/= 0,</text:span><text:span text:style-name="T22"> </text:span><text:span text:style-name="T21"><text:s/></text:span><text:span text:style-name="T24">we have </text:span><text:span text:style-name="T30"><text:s/></text:span><text:span text:style-name="T24">m-</text:span><text:span text:style-name="T30">1</text:span><text:span text:style-name="T24">+p rows lef</text:span><text:span text:style-name="T25">t. <text:s/></text:span><text:span text:style-name="T30">The central rows can be written</text:span></text:p>
      <text:p text:style-name="P60"/>
      <text:p text:style-name="P41"><draw:frame draw:style-name="fr1" draw:name="Object28" text:anchor-type="as-char" svg:y="-0.1484in" svg:width="1.7256in" svg:height="0.2091in" draw:z-index="59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8">with <text:s/>j=(n-m-p+2)/2</text:span></text:p>
      <text:p text:style-name="P26"/>
      <text:p text:style-name="P58">We can then state that these central values are given by:</text:p>
      <text:p text:style-name="P39"/>
      <text:p text:style-name="P44"><draw:frame draw:style-name="fr1" draw:name="Object51" text:anchor-type="as-char" svg:y="-0.211in" svg:width="3.302in" svg:height="0.2846in" draw:z-index="16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66">or </text:span></text:p>
      <text:p text:style-name="P82"/>
      <text:p text:style-name="P82"><draw:frame draw:style-name="fr1" draw:name="Object81" text:anchor-type="as-char" svg:y="-0.211in" svg:width="2.8799in" svg:height="0.2846in" draw:z-index="60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82"/>
      <text:p text:style-name="P82">where <draw:frame draw:style-name="fr1" draw:name="Object79" text:anchor-type="as-char" svg:y="-0.1634in" svg:width="1.1362in" svg:height="0.2244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and <draw:frame draw:style-name="fr1" draw:name="Object80" text:anchor-type="as-char" svg:y="-0.1744in" svg:width="0.2291in" svg:height="0.2346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consists of the last 2*KU+p inner values.</text:p>
      <text:p text:style-name="P44"><text:s/></text:p>
      <text:p text:style-name="P42"><text:span text:style-name="T19"><draw:frame draw:style-name="fr1" draw:name="Object48" text:anchor-type="as-char" svg:y="-0.198in" svg:width="0.211in" svg:height="0.2583in" draw:z-index="63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9">is an (m-1) x (m-1+p) </text:span><text:span text:style-name="T67">orthonormal </text:span><text:span text:style-name="T19">matrix composed of the (m-1) x (m-1) identity matrix with p=modulo(n,m-1) extra zero rows . Note we use the fact that <text:s/></text:span><text:span text:style-name="T19"><draw:frame draw:style-name="fr1" draw:name="Object27" text:anchor-type="as-char" svg:y="-0.198in" svg:width="0.9839in" svg:height="0.2583in" draw:z-index="6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<text:s/>that for the central rows where </text:span></text:p>
      <text:p text:style-name="P42"/>
      <text:p text:style-name="P41"><text:soft-page-break/><text:span text:style-name="T65">j=(n-m-p+2)/2:</text:span><text:span text:style-name="T65"><draw:frame draw:style-name="fr1" draw:name="Object30" text:anchor-type="as-char" svg:y="-0.2807in" svg:width="4.0299in" svg:height="0.5346in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77"/>
      <text:p text:style-name="P39"/>
      <text:p text:style-name="P47">In general, then, the algorithm consists of computing the matrix and vector every (m-1) sets of rows with</text:p>
      <text:p text:style-name="P17"/>
      <text:p text:style-name="P17"><draw:frame draw:style-name="fr1" draw:name="Object50" text:anchor-type="as-char" svg:y="-0.2008in" svg:width="1.7965in" svg:height="0.2728in" draw:z-index="1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7"/>
      <text:p text:style-name="P49"><draw:frame draw:style-name="fr1" draw:name="Object52" text:anchor-type="as-char" svg:y="-0.2008in" svg:width="2.322in" svg:height="0.2736in" draw:z-index="18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47"/>
      <text:p text:style-name="P47"><text:span text:style-name="T50">for</text:span> <text:span text:style-name="T37">n/(m-1) number of times. (integer division)</text:span></text:p>
      <text:p text:style-name="P47"/>
      <text:p text:style-name="P50"><text:span text:style-name="T45">then computing the m-1+p central values needing only </text:span><text:span text:style-name="T39"><draw:frame draw:style-name="fr1" draw:name="Object70" text:anchor-type="as-char" svg:y="-0.1634in" svg:width="0.4138in" svg:height="0.2236in" draw:z-index="6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40">and <text:s/></text:span><text:span text:style-name="T40"><draw:frame draw:style-name="fr1" draw:name="Object71" text:anchor-type="as-char" svg:y="-0.1484in" svg:width="0.3744in" svg:height="0.2091in" draw:z-index="6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0"><text:s/></text:span></text:p>
      <text:p text:style-name="P39"/>
      <text:p text:style-name="P43"><draw:frame draw:style-name="fr1" draw:name="Object29" text:anchor-type="as-char" svg:y="-0.211in" svg:width="3.302in" svg:height="0.2846in" draw:z-index="6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43"/>
      <text:p text:style-name="P82">or </text:p>
      <text:p text:style-name="P82"/>
      <text:p text:style-name="P82"><draw:frame draw:style-name="fr1" draw:name="Object76" text:anchor-type="as-char" svg:y="-0.211in" svg:width="2.8799in" svg:height="0.2846in" draw:z-index="70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82"/>
      <text:p text:style-name="P82">where <draw:frame draw:style-name="fr1" draw:name="Object77" text:anchor-type="as-char" svg:y="-0.1634in" svg:width="1.1362in" svg:height="0.2244in" draw:z-index="71"><draw:object xlink:href="./Object 77" xlink:type="simple" xlink:show="embed" xlink:actuate="onLoad"/><draw:image xlink:href="./ObjectReplacements/Object 77" xlink:type="simple" xlink:show="embed" xlink:actuate="onLoad"/><svg:desc>formula</svg:desc></draw:frame>and <draw:frame draw:style-name="fr1" draw:name="Object78" text:anchor-type="as-char" svg:y="-0.1744in" svg:width="0.2291in" svg:height="0.2346in" draw:z-index="73"><draw:object xlink:href="./Object 78" xlink:type="simple" xlink:show="embed" xlink:actuate="onLoad"/><draw:image xlink:href="./ObjectReplacements/Object 78" xlink:type="simple" xlink:show="embed" xlink:actuate="onLoad"/></draw:frame>consists of the last 2*KU+p inner values.</text:p>
      <text:p text:style-name="P40"/>
      <text:p text:style-name="P50"><text:span text:style-name="T19">where</text:span><text:span text:style-name="T19"><draw:frame draw:style-name="fr1" draw:name="Object54" text:anchor-type="as-char" svg:y="-0.198in" svg:width="0.211in" svg:height="0.2583in" draw:z-index="1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9">is an (m-1) x (m-1+p) matrix composed of the (m-1) x (m-1) identity matrix with p=modulo(n,m-1) extra central zero rows , and </text:span><text:span text:style-name="T19"><draw:frame draw:style-name="fr1" draw:name="Object66" text:anchor-type="as-char" svg:y="-0.1634in" svg:width="0.2591in" svg:height="0.2236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is the (m-1) x (m-1) <text:s/>circular permutation matrix composed of the identity matrix from above.</text:span></text:p>
      <text:p text:style-name="P47"/>
      <text:p text:style-name="P53">Once the center values are known the stored matrices<text:span text:style-name="T1"><draw:frame draw:style-name="fr1" draw:name="Object12" text:anchor-type="as-char" svg:y="-0.1634in" svg:width="0.2807in" svg:height="0.2236in" draw:z-index="75"><draw:object xlink:href="./Object 18" xlink:type="simple" xlink:show="embed" xlink:actuate="onLoad"/><draw:image xlink:href="./ObjectReplacements/Object 18" xlink:type="simple" xlink:show="embed" xlink:actuate="onLoad"/><svg:desc>formula</svg:desc></draw:frame></text:span> and vectors <draw:frame draw:style-name="fr1" draw:name="Object13" text:anchor-type="as-char" svg:y="-0.1484in" svg:width="0.2402in" svg:height="0.2091in" draw:z-index="76"><draw:object xlink:href="./Object 19" xlink:type="simple" xlink:show="embed" xlink:actuate="onLoad"/><draw:image xlink:href="./ObjectReplacements/Object 19" xlink:type="simple" xlink:show="embed" xlink:actuate="onLoad"/><svg:desc>formula</svg:desc></draw:frame>are used for back substitution <text:span text:style-name="T52">using </text:span><text:span text:style-name="T52"><draw:frame draw:style-name="fr1" draw:name="Object67" text:anchor-type="as-char" svg:y="-0.1634in" svg:width="1.4909in" svg:height="0.2362in" draw:z-index="77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52">.</text:span></text:p>
      <text:p text:style-name="P47"/>
      <text:p text:style-name="P4">In general, an m-point equation, <text:span text:style-name="T3">with m-odd</text:span>, can be written:</text:p>
      <text:p text:style-name="P4"/>
      <text:p text:style-name="P4"><text:s/><text:span text:style-name="T3">in contrast with </text:span><text:span text:style-name="T3"><draw:frame draw:style-name="fr1" draw:name="Object4" text:anchor-type="as-char" svg:y="-0.2807in" svg:width="0.9638in" svg:height="0.4484in" draw:z-index="52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83"/>
      <text:p text:style-name="P4"/>
      <text:p text:style-name="P4"><text:s/><draw:frame draw:style-name="fr1" draw:name="Object82" text:anchor-type="as-char" svg:y="-0.2807in" svg:width="3.7398in" svg:height="0.4484in" draw:z-index="78"><draw:object xlink:href="./Object 82" xlink:type="simple" xlink:show="embed" xlink:actuate="onLoad"/><draw:image xlink:href="./ObjectReplacements/Object 82" xlink:type="simple" xlink:show="embed" xlink:actuate="onLoad"/><svg:desc>formula</svg:desc></draw:frame></text:p>
      <text:p text:style-name="P4"/>
      <text:p text:style-name="P6">where the AB matrix is m x n, with n the number of points, <text:span text:style-name="T65">similar to </text:span>the general LAPACK band matrix (https://www.netlib.org/lapack/lug/node124.html) notation:</text:p>
      <text:p text:style-name="P55"/>
      <text:p text:style-name="P46"><draw:frame draw:style-name="fr1" draw:name="Object6" text:anchor-type="as-char" svg:y="-0.152in" svg:width="3.0547in" svg:height="0.2134in" draw:z-index="22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6"/>
      <text:p text:style-name="P66">or, generalizing when we allow wrapping the periodic coefficients</text:p>
      <text:p text:style-name="P66"><text:soft-page-break/></text:p>
      <text:p text:style-name="P66"><draw:frame draw:style-name="fr1" draw:name="Object55" text:anchor-type="as-char" svg:y="-0.152in" svg:width="4.7118in" svg:height="0.2134in" draw:z-index="7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45"/>
      <text:p text:style-name="P57">In the nonperiodic banded matrix, the coefficients AB(i,j)=0 when i+j-(m+1)/2 is &lt; 1 or &gt; n.</text:p>
      <text:p text:style-name="P61">With the above definition of AB[i,j] we have the square (i x k) for each j matrices:</text:p>
      <text:p text:style-name="P16"/>
      <text:p text:style-name="P16"><draw:frame draw:style-name="fr1" draw:name="Object63" text:anchor-type="as-char" svg:y="-0.3484in" svg:width="4.928in" svg:height="0.6366in" draw:z-index="49"><draw:object xlink:href="./Object 63" xlink:type="simple" xlink:show="embed" xlink:actuate="onLoad"/><draw:image xlink:href="./ObjectReplacements/Object 63" xlink:type="simple" xlink:show="embed" xlink:actuate="onLoad"/></draw:frame></text:p>
      <text:p text:style-name="P16"/>
      <text:p text:style-name="P16"/>
      <text:p text:style-name="P15"><draw:frame draw:style-name="fr1" draw:name="Object64" text:anchor-type="as-char" svg:y="-0.3484in" svg:width="4.898in" svg:height="0.6366in" draw:z-index="50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p text:style-name="P15"/>
      <text:p text:style-name="P15"><draw:frame draw:style-name="fr1" draw:name="Object65" text:anchor-type="as-char" svg:y="-0.3484in" svg:width="4.3516in" svg:height="0.6366in" draw:z-index="51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15"/>
      <text:p text:style-name="P61"/>
      <text:p text:style-name="P68"><text:span text:style-name="T56">T</text:span>he last Cj<text:span text:style-name="T65">j</text:span> and Pj<text:span text:style-name="T65">j</text:span> are (m-1+p<text:span text:style-name="T56">)</text:span> x (m-1<text:span text:style-name="T56">+</text:span>p<text:span text:style-name="T56">)</text:span>, <text:span text:style-name="T56">which means the last </text:span><text:span text:style-name="T56"><draw:frame draw:style-name="fr1" draw:name="Object62" text:anchor-type="as-char" svg:y="-0.1634in" svg:width="0.2591in" svg:height="0.2236in" draw:z-index="69"><draw:object xlink:href="./Object 62" xlink:type="simple" xlink:show="embed" xlink:actuate="onLoad"/><draw:image xlink:href="./ObjectReplacements/Object 62" xlink:type="simple" xlink:show="embed" xlink:actuate="onLoad"/></draw:frame></text:span><text:span text:style-name="T56">is also </text:span>(m-1+p<text:span text:style-name="T56">)</text:span> x (m-1<text:span text:style-name="T56">+</text:span>p<text:span text:style-name="T56">). In combination we define CjL</text:span></text:p>
      <text:p text:style-name="P68"/>
      <text:p text:style-name="P68"/>
      <text:p text:style-name="P61"><draw:frame draw:style-name="fr1" draw:name="Object35" text:anchor-type="as-char" svg:y="-0.2402in" svg:width="5.2181in" svg:height="0.4209in" draw:z-index="7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61"/>
      <text:p text:style-name="P15">Copyright (c) 2021 <text:s text:c="2"/>Anthony M de Beus</text:p>
      <text:p text:style-name="P15"/>
      <text:p text:style-name="P15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5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7T11:48:36.150657319</meta:creation-date>
    <dc:date>2021-04-04T15:42:24.629291711</dc:date>
    <meta:editing-duration>P4DT7M27S</meta:editing-duration>
    <meta:editing-cycles>92</meta:editing-cycles>
    <meta:generator>LibreOffice/7.1.1.2$Linux_X86_64 LibreOffice_project/10$Build-2</meta:generator>
    <meta:print-date>2021-02-02T11:15:39.552609276</meta:print-date>
    <meta:document-statistic meta:table-count="0" meta:image-count="0" meta:object-count="80" meta:page-count="8" meta:paragraph-count="106" meta:word-count="882" meta:character-count="5006" meta:non-whitespace-character-count="4114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 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left [ matrix {
b rSub { size 8{1} }  {} # c rSub { size 8{1} }  {} #  "."  {} #  "."  {} ##
a rSub { size 8{2} }  {} # b rSub { size 8{2} }  {} # c rSub { size 8{2} }  {} #  "."  {} ##
 "  ."  {} #  "."  {} #  "."  {} #  "."  {} ##
c rSub { size 8{n} }  {} # 0 {} #  "."  {} #  "." {}
}  matrix {
 "."  {} #  "."  {} # 0 {} # a rSub { size 8{1} }  {} ##
 "."  {} #  "."  {} #  "."  {} # 0 {} ##
 "."  {} # a rSub { size 8{n-1} }  {} # b rSub { size 8{n-1} }  {} # c rSub { size 8{n-1} }  {} ##
 "."  {} # 0 {} # a rSub { size 8{n} }  {} # b rSub { size 8{n} } {}
}  right ] left [ matrix {
z rSub { size 8{1} }  rSup { size 8{""} }  {} ##
 "."  {} ##
 "."  {} ##
z rSub { size 8{n} }  rSup { size 8{""} } 
}  right ]= left [ matrix {
d rSub { size 8{1} }  {} ##
 "."  {} ##
 "."  {} ##
d rSub { size 8{n} } 
}  right ]} {}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a</mi>
            <mi mathvariant="italic">ij</mi>
          </msub>
          <msub>
            <mi>z</mi>
            <mrow>
              <mi>i</mi>
              <mo stretchy="false">+</mo>
              <mi>j</mi>
            </mrow>
          </msub>
        </mrow>
      </mrow>
      <mo stretchy="false">=</mo>
      <msub>
        <mi>b</mi>
        <mi>j</mi>
      </msub>
    </mrow>
    <annotation encoding="StarMath 5.0">sum from i=1 to m {a_{ij}z_{ i+j }}=b_{ j }</annotation>
  </semantics>
</math>
</file>

<file path=Object 13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14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1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row>
                <mtable>
                  <mtr>
                    <mtd>
                      <mrow>
                        <msub>
                          <mi>c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b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n>2</mn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 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e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</mtable>
                <mtable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n>2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  <mtd>
                      <mrow>
                        <msub>
                          <mi>a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b</mi>
                          <mstyle mathsize="8pt">
                            <mi>n</mi>
                          </mstyle>
                        </msub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row>
                        <msub>
                          <mi>f</mi>
                          <mstyle mathsize="8pt">
                            <mn>1</mn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row>
                        <mtext>.</mtext>
                        <mrow/>
                      </mrow>
                    </mtd>
                  </mtr>
                  <mtr>
                    <mtd>
                      <msub>
                        <mi>f</mi>
                        <mstyle mathsize="8pt">
                          <mi>n</mi>
                        </mstyle>
                      </msub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size 12{ left [ 
 
matrix {
c rSub { size 8{1} }  {} # d rSub { size 8{1} }  {} #  e rSub { size 8{1} }  {} #  "."  {} ##

b rSub { size 8{2} }  {} # c rSub { size 8{2} }  {} # d rSub { size 8{2} }  {} #  e rSub { size 8{2} } {} ##
 
"."  {} # " ."  {} # "."  {} #  "." {} ##
 
e rSub { size 8{n-1} }  {} #  "."  {} #  "."  {} #  "."  {} ##
d rSub { size 8{n} }  {} # e rSub { size 8{n} } {} #  "."  {} #  "." {}
}  

matrix {
"."  {} #  "."  {} # a rSub { size 8{1} } {} # b rSub { size 8{1} }  {} ##
"."  {} #  "."  {} #  "."  {} # a rSub { size 8{2} } {} ##

"."  {} #  "."  {} #  "."  {} # "." {} ##

a rSub { size 8{n-1} }  {} # b rSub { size 8{n-1} }  {} # c rSub { size 8{n-1} }  {} # d rSub { size 8{n-1} }  {} ##
 "."  {} # a rSub { size 8{n} } {} # b rSub { size 8{n} }  {} # c rSub { size 8{n} } {}
}  

right ] 

left [ matrix {
z rSub { size 8{1} }  rSup { size 8{""} }  {} ##
 "."  {} ##
 "."  {} ##
 "."  {} ##
z rSub { size 8{n} }  rSup { size 8{""} } 
}  right ]

= left [ matrix {
f rSub { size 8{1} }  {} ##
 "."  {} ##
 "."  {} ##
 "."  {} ##
f rSub { size 8{n} } 
}  right ]} {}</annotation>
  </semantics>
</math>
</file>

<file path=Object 16/content.xml><?xml version="1.0" encoding="utf-8"?>
<math xmlns="http://www.w3.org/1998/Math/MathML" display="block">
  <semantics>
    <mrow>
      <mstyle mathsize="10pt">
        <mrow>
          <mrow>
            <mo fence="true" stretchy="true">[</mo>
            <mrow>
              <mtable>
                <mtr>
                  <mtd>
                    <mrow>
                      <msub>
                        <mi>c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d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sub>
                        <mi>b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  <mtd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sub>
                      <mi>b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sub>
                      <mi>c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sub>
                        <mi>b</mi>
                        <mstyle mathsize="8pt">
                          <mi>j</mi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sub>
                        <mi>a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</msub>
                    </mtd>
                    <mtd>
                      <mn>0</mn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n>0</mn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n>0</mn>
                    </mtd>
                    <mtd>
                      <msub>
                        <mi>d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</msub>
                    </mtd>
                    <mtd>
                      <msub>
                        <mi>e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f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sub>
                            <mi>f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f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e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size 10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[ matrix {
z rSub { size 8{j-2} }  rSup { size 8{""} }  {} ##
z rSub { size 8{j-1} }  rSup { size 8{""} }  {} ##
z rSub { size 8{n-j+2} }  rSup { size 8{""} }  {} ##
z rSub { size 8{n-j+3} }  rSup { size 8{""} } 
}  right ]


=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</annotation>
  </semantics>
</math>
</file>

<file path=Object 17/content.xml><?xml version="1.0" encoding="utf-8"?>
<math xmlns="http://www.w3.org/1998/Math/MathML" display="block">
  <semantics>
    <mrow>
      <mstyle mathsize="12pt">
        <mtable>
          <mtr>
            <mtd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c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d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sub>
                              <mi>b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  <mrow/>
                          </mrow>
                        </mtd>
                        <mtd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sub>
                            <mi>b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sub>
                            <mi>c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row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b</mi>
                              <mstyle mathsize="8pt">
                                <mi>j</mi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sub>
                              <mi>a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d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e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{</mo>
                  <mrow>
                    <mrow>
                      <mover accent="true">
                        <msub>
                          <mi>A</mi>
                          <mi>j</mi>
                        </msub>
                        <mo stretchy="false">~</mo>
                      </mover>
                      <mrow>
                        <mrow>
                          <mo fence="true" stretchy="true">[</mo>
                          <mrow>
                            <mtable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i>j</mi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j</mi>
                                          <mo stretchy="false">+</mo>
                                          <mn>1</mn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subsup>
                                      <mi>z</mi>
                                      <mstyle mathsize="8pt">
                                        <mrow>
                                          <mi>n</mi>
                                          <mo stretchy="false">−</mo>
                                          <mi>j</mi>
                                        </mrow>
                                      </mstyle>
                                      <mstyle mathsize="8pt">
                                        <mtext/>
                                      </mstyle>
                                    </msubsup>
                                    <mrow/>
                                  </mrow>
                                </mtd>
                              </mtr>
                              <mtr>
                                <mtd>
                                  <msubsup>
                                    <mi>z</mi>
                                    <mstyle mathsize="8pt">
                                      <mrow>
                                        <mi>n</mi>
                                        <mo stretchy="false">−</mo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</mtd>
                              </mtr>
                            </mtable>
                          </mrow>
                          <mo fence="true" stretchy="true">]</mo>
                        </mrow>
                        <mo stretchy="false">+</mo>
                        <mover accent="true">
                          <msub>
                            <mi>v</mi>
                            <mi>j</mi>
                          </msub>
                          <mo stretchy="false">⃗</mo>
                        </mover>
                      </mrow>
                    </mrow>
                  </mrow>
                  <mo fence="true" stretchy="true">}</mo>
                </mrow>
              </mrow>
            </mtd>
          </mtr>
          <mtr>
            <mtd>
              <mrow>
                <mtext>=</mtext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f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f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f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e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  <mtd>
                            <msub>
                              <mi>e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  <mtd>
                            <msub>
                              <mi>b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</mrow>
                              </mstyle>
                            </msub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  <mtd>
                            <msub>
                              <mi>a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−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−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</mrow>
            </mtd>
          </mtr>
        </mtable>
      </mstyle>
      <mrow/>
    </mrow>
    <annotation encoding="StarMath 5.0">size 12 binom { 
 
left [ matrix {
c rSub { size 8{j} }  {} # d rSub { size 8{j} } # 0 # 0 ## 
b rSub { size 8{j+1} }  {} # c rSub { size 8{j+1} } # 0 # 0 ##
0  {} # 0 # c rSub { size 8{n-j} } # d rSub { size 8{n-j} } ##
0  {} # 0 # b rSub { size 8{n-j+1} } # c rSub { size 8{n-j+1} } 
}
right ]

left [ matrix {
z rSub { size 8{j} }  rSup { size 8{""} }  {} ##
z rSub { size 8{j+1} }  rSup { size 8{""} }  {} ##
z rSub { size 8{n-j} }  rSup { size 8{""} }  {} ##
z rSub { size 8{n-j+1} }  rSup { size 8{""} } 
}  right ]

+ left [ matrix {
a rSub { size 8{j} }  {} # b rSub { size 8{j} } # 0 # 0 ## 
0  {} # a rSub { size 8{j+1} } # 0 # 0 ##
0  {} # 0 # e rSub { size 8{n-j} } # 0 ##
0  {} # 0 # d rSub { size 8{n-j} } # e rSub { size 8{n-j+1} } 
}
right ]
 
left lbrace { tilde A sub j
 
left [ matrix {
z rSub { size 8{j} }  rSup { size 8{""} }  {} ##
z rSub { size 8{j+1} }  rSup { size 8{""} }  {} ##
z rSub { size 8{n-j} }  rSup { size 8{""} }  {} ##
z rSub { size 8{n-j+1} }  rSup { size 8{""} } 
}  right ]
+ vec { v } sub j

} right rbrace } {  

"=" left [ matrix {
f rSub { size 8{j} }  {} ##
f rSub { size 8{j+1} }  {} ##
f rSub { size 8{n-j} }  {} ##
f rSub { size 8{n-j+1} } 
}  right ]

- left [ matrix {
e rSub { size 8{j} }  {} # 0 # 0 # 0 ## 
d rSub { size 8{j+1} }  {} # e rSub { size 8{j+1} } # 0 # 0 ##
0  {} # 0 # a rSub { size 8{n-j} } # b rSub { size 8{n-j} } ##
0  {} # 0 # 0 # a rSub { size 8{n-j+1} } 
}
right ] 

left [ matrix {
z rSub { size 8{j+2} }  rSup { size 8{""} }  {} ##
z rSub { size 8{j+3} }  rSup { size 8{""} }  {} ##
z rSub { size 8{n-j-2} }  rSup { size 8{""} }  {} ##
z rSub { size 8{n-j-1} }  rSup { size 8{""} } 
}  right ]} {}



 </annotation>
  </semantics>
</math>
</file>

<file path=Object 18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19/content.xml><?xml version="1.0" encoding="utf-8"?>
<math xmlns="http://www.w3.org/1998/Math/MathML" display="block">
  <semantics>
    <mover accent="true">
      <msub>
        <mi>v</mi>
        <mi mathvariant="italic">jj</mi>
      </msub>
      <mo stretchy="false">⃗</mo>
    </mover>
    <annotation encoding="StarMath 5.0">vec { v} sub jj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0/content.xml><?xml version="1.0" encoding="utf-8"?>
<math xmlns="http://www.w3.org/1998/Math/MathML" display="block">
  <semantics>
    <mstyle mathsize="12pt">
      <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over accent="true">
            <msub>
              <mi>A</mi>
              <mrow>
                <mi>j</mi>
                <mo stretchy="false">−</mo>
                <mn>1</mn>
              </mrow>
            </msub>
            <mo stretchy="false">~</mo>
          </mover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+</mo>
          <mover accent="true">
            <msub>
              <mi>v</mi>
              <mrow>
                <mi>j</mi>
                <mo stretchy="false">−</mo>
                <mn>1</mn>
              </mrow>
            </msub>
            <mo stretchy="false">⃗</mo>
          </mover>
        </mrow>
      </mrow>
    </mstyle>
    <annotation encoding="StarMath 5.0">size 12{ 
 


left [ matrix {
z rSub { size 8{j-2} }  rSup { size 8{""} }  {} ##
z rSub { size 8{j-1} }  rSup { size 8{""} }  {} ##
z rSub { size 8{n-j+2} }  rSup { size 8{""} }  {} ##
z rSub { size 8{n-j+3} }  rSup { size 8{""} } 
}  right ]

= tilde A sub {j-1}
 
left [ matrix {
z rSub { size 8{j} }  rSup { size 8{""} }  {} ##
z rSub { size 8{j+1} }  rSup { size 8{""} }  {} ##
z rSub { size 8{n-j} }  rSup { size 8{""} }  {} ##
z rSub { size 8{n-j+1} }  rSup { size 8{""} } 
}  right ]
+ vec { v } sub {j-1}

}

</annotation>
  </semantics>
</math>
</file>

<file path=Object 21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{ { tilde  {A}} rSub { size 8{0} } = left [ matrix {
0 {} # 0 {} # 1 {} # 0 {} ##
0 {} # 0 {} # 0 {} # 1 {} ##
1 {} # 0 {} # 0 {} # 0 {} ##
0 {} # 1 {} #0 {} # 0 {}
}  right ], { vec  {v}} rSub { size 8{0} } = left [ matrix {
0 {} ##
0 {} ##
0 {} ##
0
}  right ]} {}</annotation>
  </semantics>
</math>
</file>

<file path=Object 22/content.xml><?xml version="1.0" encoding="utf-8"?>
<math xmlns="http://www.w3.org/1998/Math/MathML" display="block">
  <semantics>
    <mrow>
      <mrow>
        <mo fence="true" stretchy="true">{</mo>
        <mrow>
          <mrow>
            <mrow>
              <mover accent="true">
                <msub>
                  <mi>C</mi>
                  <mi mathvariant="italic">jj</mi>
                </msub>
                <mo stretchy="false">~</mo>
              </mover>
              <mo stretchy="false">+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A</mi>
                <mrow>
                  <mi mathvariant="italic">jj</mi>
                  <mo stretchy="false">−</mo>
                  <mn>1</mn>
                </mrow>
              </msub>
              <mo stretchy="false">~</mo>
            </mover>
          </mrow>
        </mrow>
        <mo fence="true" stretchy="true">}</mo>
      </mrow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v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left lbrace tilde C sub jj + tilde S sub jj tilde A sub {jj-1} right rbrace vec { z sub jj } 
+ tilde S sub jj vec { v sub {jj-1} } = vec b sub jj -tilde P sub jj vec { z sub {jj+1} 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24/content.xml><?xml version="1.0" encoding="utf-8"?>
<math xmlns="http://www.w3.org/1998/Math/MathML" display="block">
  <semantics>
    <mrow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  <mo stretchy="false">=</mo>
      <mrow>
        <mo fence="true" stretchy="false">(</mo>
        <mrow>
          <mrow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i mathvariant="italic">KU</mi>
                <mo stretchy="false">−</mo>
                <mn>1</mn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2</mn>
                <mo stretchy="false">−</mo>
                <mi mathvariant="italic">KU</mi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</mrow>
        </mrow>
        <mo fence="true" stretchy="false">)</mo>
      </mrow>
    </mrow>
    <annotation encoding="StarMath 5.0">(z sub j,z sub {j+1}....z sub {j+(m-3)/2},z sub {n-j+1-(m-3)/2}...z sub {n-j},z sub {n-j+1 }) =

(z sub j,z sub {j+1}....z sub {j+KU-1},z sub {n-j+2-KU}...z sub {n-j},z sub {n-j+1 })</annotation>
  </semantics>
</math>
</file>

<file path=Object 25/content.xml><?xml version="1.0" encoding="utf-8"?>
<math xmlns="http://www.w3.org/1998/Math/MathML" display="block">
  <semantics>
    <mover accent="true">
      <msub>
        <mi>z</mi>
        <mi mathvariant="italic">jj</mi>
      </msub>
      <mo stretchy="false">⃗</mo>
    </mover>
    <annotation encoding="StarMath 5.0">vec z sub jj</annotation>
  </semantics>
</math>
</file>

<file path=Object 2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text>{ </mtext>
      </mrow>
      <msub>
        <mi>z</mi>
        <mi>j</mi>
      </msub>
      <mi>,</mi>
      <msub>
        <mi>z</mi>
        <mrow>
          <mi>j</mi>
          <mo stretchy="false">+</mo>
          <mn>1</mn>
        </mrow>
      </msub>
      <mi>,</mi>
      <mn>....</mn>
      <msub>
        <mi>z</mi>
        <mrow>
          <mi>m</mi>
          <mo stretchy="false">−</mo>
          <mn>1</mn>
          <mo stretchy="false">+</mo>
          <mi>p</mi>
        </mrow>
      </msub>
      <mtext>}</mtext>
    </mrow>
    <annotation encoding="StarMath 5.0">vec z sub L = "{ " z sub j, z sub { j+1 },.... z sub {m-1+p}"}" </annotation>
  </semantics>
</math>
</file>

<file path=Object 27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28/content.xml><?xml version="1.0" encoding="utf-8"?>
<math xmlns="http://www.w3.org/1998/Math/MathML" display="block">
  <semantics>
    <mrow>
      <mover accent="true">
        <msubsup>
          <mi>I</mi>
          <mn>0</mn>
          <mtext>*</mtext>
        </msubsup>
        <mo stretchy="false">~</mo>
      </mover>
      <mrow>
        <msup>
          <mover accent="true">
            <msubsup>
              <mi>I</mi>
              <mn>0</mn>
              <mtext>*</mtext>
            </msubsup>
            <mo stretchy="false">~</mo>
          </mover>
          <mtext>T</mtext>
        </msup>
        <mo stretchy="false">=</mo>
        <mover accent="true">
          <msub>
            <mi>I</mi>
            <mrow>
              <mi>m</mi>
              <mo stretchy="false">−</mo>
              <mn>1</mn>
              <mo stretchy="false">+</mo>
              <mi>p</mi>
            </mrow>
          </msub>
          <mo stretchy="false">~</mo>
        </mover>
      </mrow>
    </mrow>
    <annotation encoding="StarMath 5.0">tilde I sub 0 sup "*" {tilde I sub 0 sup "*" } sup "T" = tilde I sub { m-1+p }</annotation>
  </semantics>
</math>
</file>

<file path=Object 29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0/content.xml><?xml version="1.0" encoding="utf-8"?>
<math xmlns="http://www.w3.org/1998/Math/MathML" display="block">
  <semantics>
    <mtable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row>
              <mover accent="true">
                <msub>
                  <mi>z</mi>
                  <mi>L</mi>
                </msub>
                <mo stretchy="false">⃗</mo>
              </mover>
              <mo stretchy="false">=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text>{ 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i>,</mi>
            <mn>....</mn>
            <msub>
              <mi>z</mi>
              <mrow>
                <mi>j</mi>
                <mo stretchy="false">+</mo>
                <mi>m</mi>
                <mo stretchy="false">−</mo>
                <mn>1</mn>
                <mo stretchy="false">+</mo>
                <mi>p</mi>
              </mrow>
            </msub>
            <msup>
              <mtext>}</mtext>
              <mi>T</mi>
            </msup>
            <mtext>=</mtext>
            <mover accent="true">
              <msubsup>
                <mi>I</mi>
                <mn>0</mn>
                <mtext>*</mtext>
              </msubsup>
              <mo stretchy="false">~</mo>
            </mover>
            <mover accent="true">
              <msub>
                <mi>z</mi>
                <mi>j</mi>
              </msub>
              <mo stretchy="false">⃗</mo>
            </mover>
            <mtext>=</mtext>
          </mrow>
        </mtd>
      </mtr>
      <mtr>
        <mtd>
          <mrow>
            <mover accent="true">
              <msubsup>
                <mi>I</mi>
                <mn>0</mn>
                <mtext>*</mtext>
              </msubsup>
              <mo stretchy="false">~</mo>
            </mover>
            <mtext>{</mtext>
            <msub>
              <mi>z</mi>
              <mi>j</mi>
            </msub>
            <mi>,</mi>
            <msub>
              <mi>z</mi>
              <mrow>
                <mi>j</mi>
                <mo stretchy="false">+</mo>
                <mn>1</mn>
              </mrow>
            </msub>
            <mn>....</mn>
            <msub>
              <mi>z</mi>
              <mrow>
                <mi>j</mi>
                <mo stretchy="false">+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i>,</mi>
            <mn>0,0</mn>
            <mi>,</mi>
            <mn>..0</mn>
            <mi>,</mi>
            <msub>
              <mi>z</mi>
              <mrow>
                <mi>n</mi>
                <mo stretchy="false">−</mo>
                <mi>j</mi>
                <mo stretchy="false">+</mo>
                <mn>1</mn>
                <mo stretchy="false">−</mo>
                <mrow>
                  <mrow>
                    <mo fence="true" stretchy="false">(</mo>
                    <mrow>
                      <mrow>
                        <mi>m</mi>
                        <mo stretchy="false">−</mo>
                        <mn>3</mn>
                      </mrow>
                    </mrow>
                    <mo fence="true" stretchy="false">)</mo>
                  </mrow>
                  <mo stretchy="false">/</mo>
                  <mn>2</mn>
                </mrow>
              </mrow>
            </msub>
            <mn>...</mn>
            <msub>
              <mi>z</mi>
              <mrow>
                <mi>n</mi>
                <mo stretchy="false">−</mo>
                <mi>j</mi>
              </mrow>
            </msub>
            <mi>,</mi>
            <msub>
              <mi>z</mi>
              <mrow>
                <mi>n</mi>
                <mo stretchy="false">−</mo>
                <mi>j</mi>
                <mo stretchy="false">+</mo>
                <mn>1</mn>
              </mrow>
            </msub>
            <msup>
              <mtext>}</mtext>
              <mi>T</mi>
            </msup>
          </mrow>
        </mtd>
      </mtr>
    </mtable>
    <annotation encoding="StarMath 5.0">binom {
tilde I sub 0 sup "*" vec z sub L = tilde I sub 0 sup "*""{ " z sub j, z sub { j+1 },.... z sub {j+m-1+p}"}"sup T"="tilde I sub 0 sup "*" vec z sub j "="}{  
tilde I sub 0 sup "*""{"z sub j,z sub {j+1}....z sub {j+(m-3)/2},0,0,..0,z sub {n-j+1-(m-3)/2}...z sub {n-j},z sub {n-j+1 }"}" sup T}</annotation>
  </semantics>
</math>
</file>

<file path=Object 3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o fence="true" stretchy="true">{</mo>
            <mrow>
              <mrow>
                <msub>
                  <mover accent="true">
                    <mi>A</mi>
                    <mo stretchy="false">~</mo>
                  </mover>
                  <mstyle mathsize="8pt">
                    <mrow>
                      <mi>j</mi>
                      <mo stretchy="false">−</mo>
                      <mn>1</mn>
                    </mrow>
                  </mstyle>
                </msub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sup>
                                <mi>z</mi>
                                <mstyle mathsize="8pt">
                                  <mi>j</mi>
                                </mstyle>
                                <mstyle mathsize="8pt">
                                  <mtext/>
                                </mstyle>
                              </msubsup>
                              <mrow/>
                            </mrow>
                          </mtd>
                        </mtr>
                        <mtr>
                          <mtd>
                            <msubsup>
                              <mi>z</mi>
                              <mstyle mathsize="8pt">
                                <mrow>
                                  <mi>n</mi>
                                  <mo stretchy="false">−</mo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</mtd>
                        </mtr>
                      </mtable>
                    </mrow>
                    <mo fence="true" stretchy="true">]</mo>
                  </mrow>
                  <mo stretchy="false">+</mo>
                  <msub>
                    <mover accent="true">
                      <mi>v</mi>
                      <mo stretchy="false">⃗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</mrow>
              </mrow>
            </mrow>
            <mo fence="true" stretchy="true">}</mo>
          </mrow>
        </mrow>
      </mstyle>
      <mrow/>
    </mrow>
    <annotation encoding="StarMath 5.0"> size 12{ left [ matrix {
z rSub { size 8{j-1} }  rSup { size 8{""} }  {} ##
z rSub { size 8{n-j+2} }  rSup { size 8{""} } 
}  right ]= left lbrace  { tilde  {A}} rSub { size 8{j-1} }  left [ matrix {
z rSub { size 8{j} }  rSup { size 8{""} }  {} ##
z rSub { size 8{n-j+1} }  rSup { size 8{""} } 
}  right ]+ { vec  {v}} rSub { size 8{j-1} }  right rbrace } {}</annotation>
  </semantics>
</math>
</file>

<file path=Object 32/content.xml><?xml version="1.0" encoding="utf-8"?>
<math xmlns="http://www.w3.org/1998/Math/MathML" display="block">
  <semantics>
    <mtable>
      <mtr>
        <mtd>
          <mstyle mathsize="12pt"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b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c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sub>
                            <mi>b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z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=</mo>
                <mrow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d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row>
                              <msub>
                                <mi>d</mi>
                                <mstyle mathsize="8pt">
                                  <mrow>
                                    <mi>j</mi>
                                    <mo stretchy="false">+</mo>
                                    <mn>1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  <mtr>
                          <mtd>
                            <msub>
                              <mi>d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</msub>
                          </mtd>
                        </mtr>
                      </mtable>
                    </mrow>
                    <mo fence="true" stretchy="true">]</mo>
                  </mrow>
                  <mo stretchy="false">−</mo>
                  <mrow>
                    <mo fence="true" stretchy="true">[</mo>
                    <mrow>
                      <mtable>
                        <mtr>
                          <mtd>
                            <mrow>
                              <msub>
                                <mi>a</mi>
                                <mstyle mathsize="8pt">
                                  <mi>j</mi>
                                </mstyle>
                              </msub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</mtr>
                        <mtr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n>0</mn>
                              <mrow/>
                            </mrow>
                          </mtd>
                          <mtd>
                            <mrow>
                              <msub>
                                <mi>c</mi>
                                <mstyle mathsize="8pt">
                                  <mrow>
                                    <mi>j</mi>
                                    <mo stretchy="false">+</mo>
                                    <mn>2</mn>
                                  </mrow>
                                </mstyle>
                              </msub>
                              <mrow/>
                            </mrow>
                          </mtd>
                        </mtr>
                      </mtable>
                    </mrow>
                    <mo fence="true" stretchy="true">]</mo>
                  </mrow>
                </mrow>
              </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style>
        </mtd>
      </mtr>
      <mtr>
        <mtd>
          <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=</mo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row>
              <mrow>
                <mo fence="true" stretchy="true">[</mo>
                <mrow>
                  <mtable>
                    <mtr>
                      <mtd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  <mi>,</mi>
            <mrow>
              <mi>j</mi>
              <mo stretchy="false">=</mo>
              <mfrac>
                <mrow>
                  <mo fence="true" stretchy="false">(</mo>
                  <mrow>
                    <mrow>
                      <mi>n</mi>
                      <mo stretchy="false">−</mo>
                      <mn>1</mn>
                    </mrow>
                  </mrow>
                  <mo fence="true" stretchy="false">)</mo>
                </mrow>
                <mn>2</mn>
              </mfrac>
            </mrow>
          </mrow>
        </mtd>
      </mtr>
    </mtable>
    <annotation encoding="StarMath 5.0">alignl { stack {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[ matrix {
z rSub { size 8{j-1} }  rSup { size 8{""} }   ##
0  {} ##
z rSub { size 8{j+3} }  rSup { size 8{""} } 
}  right ]}   # 
 left [ matrix {
z rSub { size 8{j-1} }  rSup { size 8{""} }   ##
z rSub { size 8{j+3} }  rSup { size 8{""} } 
}  right ]= { tilde  {A}} rSub { size 8{j-1} }  left [ matrix {
z rSub { size 8{j} }  rSup { size 8{""} }   ##
z rSub { size 8{j+2} }  rSup { size 8{""} } 
}  right ]+ { vec  {v}} rSub { size 8{j-1} } ,j= {  {(n-1)}  over  {2} }   
} } </annotation>
  </semantics>
</math>
</file>

<file path=Object 33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34/content.xml><?xml version="1.0" encoding="utf-8"?>
<math xmlns="http://www.w3.org/1998/Math/MathML" display="block">
  <semantics>
    <msub>
      <mi>z</mi>
      <mi>j</mi>
    </msub>
    <annotation encoding="StarMath 5.0">z sub j</annotation>
  </semantics>
</math>
</file>

<file path=Object 35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row>
        <mover accent="true">
          <msub>
            <mi>A</mi>
            <mn>0</mn>
          </msub>
          <mo stretchy="false">~</mo>
        </mover>
        <mo stretchy="false">=</mo>
        <mrow>
          <mo fence="true" form="prefix" stretchy="true">{</mo>
          <mrow>
            <mtable>
              <mtr>
                <mtd>
                  <mrow>
                    <mi mathvariant="italic">AB</mi>
                    <mrow>
                      <mo fence="true" form="prefix" stretchy="false">[</mo>
                      <mrow>
                        <mrow>
                          <mrow>
                            <mi mathvariant="italic">KU</mi>
                            <mo stretchy="false">+</mo>
                            <mn>1</mn>
                            <mo stretchy="false">+</mo>
                            <mi>k</mi>
                            <mo stretchy="false">−</mo>
                            <mi>i</mi>
                          </mrow>
                          <mi>,</mi>
                          <mrow>
                            <mi>j</mi>
                            <mo stretchy="false">+</mo>
                            <mi>i</mi>
                            <mo stretchy="false">−</mo>
                            <mn>1</mn>
                          </mrow>
                        </mrow>
                      </mrow>
                      <mo fence="true" form="postfix" stretchy="false">]</mo>
                    </mrow>
                    <mtext>          </mtext>
                    <mo stretchy="false">∀</mo>
                    <mi>i</mi>
                    <mi>,</mi>
                    <mi>k</mi>
                    <mtext>{</mtext>
                    <mn>1,2.</mn>
                    <mrow>
                      <mrow>
                        <mn>..2</mn>
                        <mo stretchy="false">∗</mo>
                        <mi mathvariant="italic">KU</mi>
                      </mrow>
                      <mo stretchy="false">+</mo>
                      <mi>p</mi>
                    </mrow>
                    <mtext>}</mtext>
                  </mrow>
                </mtd>
              </mtr>
              <mtr>
                <mtd>
                  <mrow>
                    <mi mathvariant="italic">else</mi>
                    <mtext> 0</mtext>
                  </mrow>
                </mtd>
              </mtr>
            </mtable>
          </mrow>
          <mo fence="true" form="postfix" stretchy="true">}</mo>
        </mrow>
      </mrow>
    </mrow>
    <annotation encoding="StarMath 5.0">tilde C sub jjL = tilde C sub L + tilde P sub L tilde A sub 0 =
left lbrace alignl  {  stack {{AB[ KU+1+k-i,j+i-1 ]  "          " forall i,k "{"1,2...2*KU+p "}"}  # else " 0" } } right rbrace


  



 </annotation>
  </semantics>
</math>
</file>

<file path=Object 36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</mtr>
          <mtr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</mtr>
          <mtr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 ## 

 b rSub { size 8{j+1} } # c rSub { size 8{j+1} } # d rSub { size 8{j+1} } # e rSub { size 8{j+1} } # 0  ##
 

 a rSub { size 8{(n+1)/2} } # b rSub { size 8{(n+1)/2} } # c rSub { size 8{(n+1)/2} } # d rSub { size 8{(n+1)/2} } # e rSub { size 8{(n+1)/2} } ##



0 # a rSub { size 8{n-j} } # b rSub { size 8{n-j} } # c rSub { size 8{n-j} } # d rSub { size 8{n-j} } ##

 0 # 0 # a rSub { size 8{n-j+1} } # b rSub { size 8{n-j+1} } # c rSub { size 8{n-j+1} } 
 
 }
 right ]</annotation>
  </semantics>
</math>
</file>

<file path=Object 37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c</mi>
                  <mstyle mathsize="8pt">
                    <mi>j</mi>
                  </mstyle>
                </msub>
              </mtd>
              <mtd>
                <msub>
                  <mi>d</mi>
                  <mstyle mathsize="8pt">
                    <mi>j</mi>
                  </mstyle>
                </msub>
              </mtd>
              <mtd>
                <msub>
                  <mi>e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sub>
                  <mi>b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sub>
                  <mi>a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b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c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d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sub>
                  <mi>e</mi>
                  <mstyle mathsize="8pt">
                    <mrow>
                      <mi>j</mi>
                      <mo stretchy="false">+</mo>
                      <mn>2</mn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−</mo>
                      <mn>1</mn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a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b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  <mtd>
                <msub>
                  <mi>c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3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4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5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row>
            <mo fence="true" stretchy="true">[</mo>
            <mrow>
              <mtable>
                <mtr>
                  <mtd>
                    <mrow>
                      <msubsup>
                        <mi>f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3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f</mi>
                        <mstyle mathsize="8pt">
                          <mrow>
                            <mi>j</mi>
                            <mo stretchy="false">+</mo>
                            <mn>4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f</mi>
                      <mstyle mathsize="8pt">
                        <mrow>
                          <mi>j</mi>
                          <mo stretchy="false">+</mo>
                          <mn>5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−</mo>
          <mrow>
            <mo fence="true" stretchy="true">[</mo>
            <mrow>
              <mtable>
                <mtr>
                  <mtd>
                    <mrow>
                      <msub>
                        <mi>a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sub>
                      <mi>b</mi>
                      <mstyle mathsize="8pt">
                        <mi>j</mi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n>0</mn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n>0</mn>
                  </mtd>
                  <mtd>
                    <mn>0</mn>
                  </mtd>
                  <mtd>
                    <mn>0</mn>
                  </mtd>
                  <mtd>
                    <msub>
                      <mi>d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</msub>
                  </mtd>
                  <mtd>
                    <msub>
                      <mi>e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1</mn>
                        </mrow>
                      </mstyle>
                    </msub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row>
                  <msubsup>
                    <mi>z</mi>
                    <mstyle mathsize="8pt">
                      <mrow>
                        <mi>j</mi>
                        <mo stretchy="false">−</mo>
                        <mn>2</mn>
                      </mrow>
                    </mstyle>
                    <mstyle mathsize="8pt">
                      <mtext/>
                    </mstyle>
                  </msubsup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n>0</mn>
                  <mrow/>
                </mrow>
              </mtd>
            </mtr>
            <mtr>
              <mtd>
                <mrow>
                  <msub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</mtr>
            <mtr>
              <mtd>
                <msubsup>
                  <mi>z</mi>
                  <mstyle mathsize="8pt">
                    <mrow>
                      <mi>n</mi>
                      <mo stretchy="false">−</mo>
                      <mi>j</mi>
                      <mo stretchy="false">+</mo>
                      <mn>3</mn>
                    </mrow>
                  </mstyle>
                  <mstyle mathsize="8pt">
                    <mtext/>
                  </mstyle>
                </msubsup>
              </mtd>
            </mtr>
          </mtable>
        </mrow>
        <mo fence="true" stretchy="true">]</mo>
      </mrow>
    </mrow>
    <annotation encoding="StarMath 5.0"> left [ matrix {
 
 c rSub { size 8{j}}  # d rSub { size 8{j} } # e rSub { size 8{j} } # 0 # 0 # 0 ## 

 b rSub { size 8{j+1} } # c rSub { size 8{j+1} } # d rSub { size 8{j+1} } # e rSub { size 8{j+1} } # 0  # 0 ##
 
a rSub { size 8{j+2} } # b rSub { size 8{j+2} } # c rSub { size 8{j+2} } # d rSub { size 8{j+2} } # e rSub { size 8{j+2} } #0 ##

0 # a rSub { size 8{n-j-1} } # b rSub { size 8{n-j-1} } # c rSub { size 8{n-j-1} } # d rSub { size 8{n-j-1} } # e rSub { size 8{n-j-1} }  ##


0 # 0 # a rSub { size 8{n-j} } # b rSub { size 8{n-j} } # c rSub { size 8{n-j} } # d rSub { size 8{n-j} } ##

0# 0 # 0 # a rSub { size 8{n-j+1} } # b rSub { size 8{n-j+1} } # c rSub { size 8{n-j+1} } 
 
 }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=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z rSub { size 8{j-2} }  rSup { size 8{""} }  {} ##
z rSub { size 8{j-1} }  {} ##
0  {} ##
0  {} ##
z rSub { size 8{n-j+2} }  {} ##
z rSub { size 8{n-j+3} }  rSup { size 8{""} } 
}  right ]</annotation>
  </semantics>
</math>
</file>

<file path=Object 38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{</mo>
        <mrow>
          <mrow>
            <msub>
              <mover accent="true">
                <mi>A</mi>
                <mo stretchy="false">~</mo>
              </mover>
              <mstyle mathsize="8pt">
                <mrow>
                  <mi>j</mi>
                  <mo stretchy="false">−</mo>
                  <mn>1</mn>
                </mrow>
              </mstyle>
            </msub>
            <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3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  <mo stretchy="false">+</mo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</mrow>
        <mo fence="true" stretchy="true">}</mo>
      </mrow>
    </mrow>
    <annotation encoding="StarMath 5.0">left [ matrix {
z rSub { size 8{j-2} }  rSup { size 8{""} }  {} ##
z rSub { size 8{j-1} }  rSup { size 8{""} }  {} ##
0  {} ##
0  {} ##
z rSub { size 8{n-j+2} }  rSup { size 8{""} }  {} ##
z rSub { size 8{n-j+3} }  rSup { size 8{""} } 
}  right ]=left [ matrix {
1  {} # 0 #0 #0{}   ##
0 {} #1 # 0 # 0{}  ##
0  {} # 0 #0 #0{}   ##
0  {} # 0 #0 #0{}   ##
0 {} # 0 # 1 # 0{}  ##
0 {} # 0 # 0 # 1 {} 
}  right ] left [ matrix {
z rSub { size 8{j-2} }  rSup { size 8{""} }  {} ##
z rSub { size 8{j-1} }  rSup { size 8{""} }  {} ##
z rSub { size 8{n-j+2} }  rSup { size 8{""} }  {} ##
z rSub { size 8{n-j+3} }  rSup { size 8{""} } 
}  right ]

=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</annotation>
  </semantics>
</math>
</file>

<file path=Object 39/content.xml><?xml version="1.0" encoding="utf-8"?>
<math xmlns="http://www.w3.org/1998/Math/MathML" display="block">
  <semantics>
    <mstyle mathsize="12pt">
      <mtable>
        <mtr>
          <mtd>
            <mrow>
              <mrow>
                <mo fence="true" stretchy="true">[</mo>
                <mrow>
                  <mtable>
                    <mtr>
                      <mtd>
                        <msub>
                          <mi>c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d</mi>
                          <mstyle mathsize="8pt">
                            <mi>j</mi>
                          </mstyle>
                        </msub>
                      </mtd>
                      <mtd>
                        <msub>
                          <mi>e</mi>
                          <mstyle mathsize="8pt">
                            <mi>j</mi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sub>
                          <mi>a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  <mtd>
                        <msub>
                          <mi>e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−</mo>
                              <mn>1</mn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</mrow>
                          </mstyle>
                        </msub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  <mtd>
                        <msub>
                          <mi>a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b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  <mtd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row>
                <mo fence="true" stretchy="true">[</mo>
                <mrow>
                  <mtable>
                    <mtr>
                      <mtd>
                        <mrow>
                          <msubsup>
                            <mi>z</mi>
                            <mstyle mathsize="8pt">
                              <mi>j</mi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3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row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4</mn>
                              </mrow>
                            </mstyle>
                            <mstyle mathsize="8pt">
                              <mtext/>
                            </mstyle>
                          </msubsup>
                          <mrow/>
                        </mrow>
                      </mtd>
                    </mtr>
                    <mtr>
                      <mtd>
                        <msubsup>
                          <mi>z</mi>
                          <mstyle mathsize="8pt">
                            <mrow>
                              <mi>j</mi>
                              <mo stretchy="false">+</mo>
                              <mn>5</mn>
                            </mrow>
                          </mstyle>
                          <mstyle mathsize="8pt">
                            <mtext/>
                          </mstyle>
                        </msubsup>
                      </mtd>
                    </mtr>
                  </mtable>
                </mrow>
                <mo fence="true" stretchy="true">]</mo>
              </mrow>
            </mrow>
          </mtd>
        </mtr>
        <mtr>
          <mtd>
            <mrow>
              <mtext>=</mtext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f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1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2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3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row>
                            <msubsup>
                              <mi>f</mi>
                              <mstyle mathsize="8pt">
                                <mrow>
                                  <mi>j</mi>
                                  <mo stretchy="false">+</mo>
                                  <mn>4</mn>
                                </mrow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f</mi>
                            <mstyle mathsize="8pt">
                              <mrow>
                                <mi>j</mi>
                                <mo stretchy="false">+</mo>
                                <mn>5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−</mo>
                <mrow>
                  <mo fence="true" stretchy="true">[</mo>
                  <mrow>
                    <mtable>
                      <mtr>
                        <mtd>
                          <mrow>
                            <msub>
                              <mi>a</mi>
                              <mstyle mathsize="8pt">
                                <mi>j</mi>
                              </mstyle>
                            </msub>
                            <mrow/>
                          </mrow>
                        </mtd>
                        <mtd>
                          <msub>
                            <mi>b</mi>
                            <mstyle mathsize="8pt">
                              <mi>j</mi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sub>
                            <mi>a</mi>
                            <mstyle mathsize="8pt">
                              <mrow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  <mtd>
                          <msub>
                            <mi>d</mi>
                            <mstyle mathsize="8pt">
                              <mrow>
                                <mi>n</mi>
                                <mo stretchy="false">−</mo>
                                <mi>j</mi>
                              </mrow>
                            </mstyle>
                          </msub>
                        </mtd>
                        <mtd>
                          <msub>
                            <mi>e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</mtd>
                      </mtr>
                    </mtable>
                  </mrow>
                  <mo fence="true" stretchy="true">]</mo>
                </mrow>
              </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1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1</mn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n>0</mn>
                      </mtd>
                      <mtd>
                        <mn>0</mn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row>
                <mo fence="true" stretchy="true">{</mo>
                <mrow>
                  <mrow>
                    <msub>
                      <mover accent="true">
                        <mi>A</mi>
                        <mo stretchy="false">~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  <mrow>
                      <mrow>
                        <mo fence="true" stretchy="true">[</mo>
                        <mrow>
                          <mtable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i>j</mi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1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row>
                                  <msubsup>
                                    <mi>z</mi>
                                    <mstyle mathsize="8pt">
                                      <mrow>
                                        <mi>j</mi>
                                        <mo stretchy="false">+</mo>
                                        <mn>2</mn>
                                      </mrow>
                                    </mstyle>
                                    <mstyle mathsize="8pt">
                                      <mtext/>
                                    </mstyle>
                                  </msubsup>
                                  <mrow/>
                                </mrow>
                              </mtd>
                            </mtr>
                            <mtr>
                              <mtd>
                                <msubsup>
                                  <mi>z</mi>
                                  <mstyle mathsize="8pt">
                                    <mrow>
                                      <mi>j</mi>
                                      <mo stretchy="false">+</mo>
                                      <mn>3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</mtd>
                            </mtr>
                          </mtable>
                        </mrow>
                        <mo fence="true" stretchy="true">]</mo>
                      </mrow>
                      <mo stretchy="false">+</mo>
                      <msub>
                        <mover accent="true">
                          <mi>v</mi>
                          <mo stretchy="false">⃗</mo>
                        </mover>
                        <mstyle mathsize="8pt">
                          <mrow>
                            <mi>j</mi>
                            <mo stretchy="false">−</mo>
                            <mn>1</mn>
                          </mrow>
                        </mstyle>
                      </msub>
                    </mrow>
                  </mrow>
                </mrow>
                <mo fence="true" stretchy="true">}</mo>
              </mrow>
            </mrow>
          </mtd>
        </mtr>
      </mtable>
    </mstyle>
    <annotation encoding="StarMath 5.0">size 12 binom {  

 left [ matrix {
 
 c rSub { size 8{j}}  # d rSub { size 8{j} } # e rSub { size 8{j} } # 0 # 0 # 0 ## 
 b rSub { size 8{j+1} } # c rSub { size 8{j+1} } # d rSub { size 8{j+1} } # e rSub { size 8{j+1} } # 0  # 0 ##
 a rSub { size 8{j+2} } # b rSub { size 8{j+2} } # c rSub { size 8{j+2} } # d rSub { size 8{j+2} } # e rSub { size 8{j+2} } #0 ##
0 # a rSub { size 8{n-j-1} } # b rSub { size 8{n-j-1} } # c rSub { size 8{n-j-1} } # d rSub { size 8{n-j-1} } # e rSub { size 8{n-j-1} }  ##
0 # 0 # a rSub { size 8{n-j} } # b rSub { size 8{n-j} } # c rSub { size 8{n-j} } # d rSub { size 8{n-j} } ##
0# 0 # 0 # a rSub { size 8{n-j+1} } # b rSub { size 8{n-j+1} } # c rSub { size 8{n-j+1} }}
 
 
 right ]left [ matrix {
z rSub { size 8{j} }  rSup { size 8{""} }  {} ##
z rSub { size 8{j+1} }  rSup { size 8{""} }  {} ##
z rSub { size 8{j+2} }  rSup { size 8{""} }  {} ##
z rSub { size 8{j+3} }  rSup { size 8{""} }  {} ##
z rSub { size 8{j+4} }  rSup { size 8{""} }  {} ##
z rSub { size 8{j+5} }  rSup { size 8{""} } 
}  right ] }{  "=" 
  

left [ matrix {
f rSub { size 8{j} }  rSup { size 8{""} }  {} ##
f rSub { size 8{j+1} }  rSup { size 8{""} }  {} ##
f rSub { size 8{j+2} }  rSup { size 8{""} }  {} ##
f rSub { size 8{j+3} }  rSup { size 8{""} }  {} ##
f rSub { size 8{j+4} }  rSup { size 8{""} }  {} ##
f rSub { size 8{j+5} }  rSup { size 8{""} } 
}  right ]-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left [ matrix {
1  {} # 0 #0 #0{}   ##
0 {} #1 # 0 # 0{}  ##
0  {} # 0 #0 #0{}   ##
0  {} # 0 #0 #0{}   ##
0 {} # 0 # 1 # 0{}  ##
0 {} # 0 # 0 # 1 {} 
}  right ] 

left lbrace { tilde  {A}} rSub { size 8{j-1} }  left [ matrix {
z rSub { size 8{j} }  rSup { size 8{""} }  {} ##
z rSub { size 8{j+1} }  rSup { size 8{""} }  {} ##
z rSub { size 8{j+2} }  rSup { size 8{""} }  {} ##
z rSub { size 8{j+3} }  rSup { size 8{""} } 
}  right ]+ { vec  {v}} rSub { size 8{j-1} }right rbrace 

}

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sub>
              <mover accent="true">
                <mi>A</mi>
                <mo stretchy="false">~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1</mn>
                        <mrow/>
                      </mrow>
                    </mtd>
                  </mtr>
                  <mtr>
                    <mtd>
                      <mrow>
                        <mn>1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</mtable>
              </mrow>
              <mo fence="true" stretchy="true">]</mo>
            </mrow>
          </mrow>
          <mi>,</mi>
          <mrow>
            <msub>
              <mover accent="true">
                <mi>v</mi>
                <mo stretchy="false">⃗</mo>
              </mover>
              <mstyle mathsize="8pt">
                <mn>0</mn>
              </mstyle>
            </msub>
            <mo stretchy="false">=</mo>
            <mrow>
              <mo fence="true" stretchy="true">[</mo>
              <mrow>
                <mtable>
                  <mtr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]</mo>
            </mrow>
          </mrow>
        </mrow>
      </mstyle>
      <mrow/>
    </mrow>
    <annotation encoding="StarMath 5.0"> size 12 { { tilde  {A}} rSub { size 8{0} } = left [ matrix {
0 {} # 1 {} ##
1 {} # 0{}
}  right ], { vec  {v}} rSub { size 8{0} } = left [ matrix {
0 {} ##
0
}  right ]} {}</annotation>
  </semantics>
</math>
</file>

<file path=Object 40/content.xml><?xml version="1.0" encoding="utf-8"?>
<math xmlns="http://www.w3.org/1998/Math/MathML" display="block">
  <semantics>
    <mrow>
      <mrow>
        <mover accent="true">
          <msub>
            <mi>z</mi>
            <mrow>
              <mi mathvariant="italic">jj</mi>
              <mo stretchy="false">+</mo>
              <mn>1</mn>
            </mrow>
          </msub>
          <mo stretchy="false">⃗</mo>
        </mover>
        <mo stretchy="false">=</mo>
        <mover accent="true">
          <msub>
            <mi>A</mi>
            <mn>0</mn>
          </msub>
          <mo stretchy="false">~</mo>
        </mover>
      </mrow>
      <mover accent="true">
        <msub>
          <mi>z</mi>
          <mi mathvariant="italic">jj</mi>
        </msub>
        <mo stretchy="false">⃗</mo>
      </mover>
    </mrow>
    <annotation encoding="StarMath 5.0">vec z sub { jj+1 } = tilde A sub 0 vec z sub jj </annotation>
  </semantics>
</math>
</file>

<file path=Object 41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>
                      <mi>a</mi>
                      <mstyle mathsize="8pt">
                        <mi>j</mi>
                      </mstyle>
                    </msub>
                    <mrow/>
                  </mrow>
                </mtd>
                <mtd>
                  <msub>
                    <mi>b</mi>
                    <mstyle mathsize="8pt">
                      <mi>j</mi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n>0</mn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d</mi>
                    <mstyle mathsize="8pt">
                      <mrow>
                        <mi>n</mi>
                        <mo stretchy="false">−</mo>
                        <mi>j</mi>
                      </mrow>
                    </mstyle>
                  </msub>
                </mtd>
                <mtd>
                  <msub>
                    <mi>e</mi>
                    <mstyle mathsize="8pt">
                      <mrow>
                        <mi>n</mi>
                        <mo stretchy="false">−</mo>
                        <mi>j</mi>
                        <mo stretchy="false">+</mo>
                        <mn>1</mn>
                      </mrow>
                    </mstyle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1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1</mn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n>0</mn>
                </mtd>
                <mtd>
                  <mn>0</mn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o fence="true" stretchy="true">[</mo>
        <mrow>
          <mtable>
            <mtr>
              <mtd>
                <msub>
                  <mi>a</mi>
                  <mstyle mathsize="8pt">
                    <mi>j</mi>
                  </mstyle>
                </msub>
              </mtd>
              <mtd>
                <msub>
                  <mi>b</mi>
                  <mstyle mathsize="8pt">
                    <mi>j</mi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b>
                  <mi>a</mi>
                  <mstyle mathsize="8pt">
                    <mrow>
                      <mi>j</mi>
                      <mo stretchy="false">+</mo>
                      <mn>1</mn>
                    </mrow>
                  </mstyle>
                </msub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b>
                  <mi>d</mi>
                  <mstyle mathsize="8pt">
                    <mrow>
                      <mi>n</mi>
                      <mo stretchy="false">−</mo>
                      <mi>j</mi>
                    </mrow>
                  </mstyle>
                </msub>
              </mtd>
              <mtd>
                <msub>
                  <mi>e</mi>
                  <mstyle mathsize="8pt">
                    <mrow>
                      <mi>n</mi>
                      <mo stretchy="false">−</mo>
                      <mi>j</mi>
                      <mo stretchy="false">+</mo>
                      <mn>1</mn>
                    </mrow>
                  </mstyle>
                </msub>
              </mtd>
            </mtr>
          </mtable>
        </mrow>
        <mo fence="true" stretchy="true">]</mo>
      </mrow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

left [ matrix {
a rSub { size 8{j} }  {} # b rSub { size 8{j} } # 0 # 0 # 0 # 0 ## 
0  {} # a rSub { size 8{j+1} } # 0 # 0# 0 # 0 ##
0  {} # 0 # 0 # 0 # 0 # 0 ##
0  {} # 0 # 0 # 0 # 0 # 0 ##
0  {} # 0 # 0 # 0 # e rSub { size 8{n-j} } # 0 ##
0  {} # 0 # 0 # 0 # d rSub { size 8{n-j} } # e rSub { size 8{n-j+1} } 
}
right ]=left [ matrix {
1  {} # 0 #0 #0{}   ##
0 {} #1 # 0 # 0{}  ##
0  {} # 0 #0 #0{}   ##
0  {} # 0 #0 #0{}   ##
0 {} # 0 # 1 # 0{}  ##
0 {} # 0 # 0 # 1 {} 
}  right ] 


left [ matrix {
a rSub { size 8{j} }   # b rSub { size 8{j} } #0 # 0 ## 
0   # a rSub { size 8{j+1} } #0 #0 ##
0  # 0  # e rSub { size 8{n-j} } # 0 ##
0   # 0 # d rSub { size 8{n-j} } # e rSub { size 8{n-j+1} } 
}
right ]


left [ matrix {
1 # 0 # 0 # 0 # 0 # 0  ##
0 # 1 # 0 # 0 # 0 # 0  ##
0 # 0 # 0 # 0 # 1 # 0  ##
0 # 0 # 0 # 0 # 0 # 1  
}  right ] 







</annotation>
  </semantics>
</math>
</file>

<file path=Object 42/content.xml><?xml version="1.0" encoding="utf-8"?>
<math xmlns="http://www.w3.org/1998/Math/MathML" display="block">
  <semantics>
    <mrow>
      <mo fence="true" stretchy="true">[</mo>
      <mrow>
        <mtable>
          <mtr>
            <mtd>
              <msub>
                <mi>c</mi>
                <mstyle mathsize="8pt">
                  <mi>j</mi>
                </mstyle>
              </msub>
            </mtd>
            <mtd>
              <msub>
                <mi>d</mi>
                <mstyle mathsize="8pt">
                  <mi>j</mi>
                </mstyle>
              </msub>
            </mtd>
            <mtd>
              <msub>
                <mi>e</mi>
                <mstyle mathsize="8pt">
                  <mi>j</mi>
                </mstyle>
              </msub>
            </mtd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b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1</mn>
                  </mrow>
                </mstyle>
              </msub>
            </mtd>
            <mtd>
              <mn>0</mn>
            </mtd>
            <mtd>
              <mn>0</mn>
            </mtd>
            <mtd>
              <mn>0</mn>
            </mtd>
          </mtr>
          <mtr>
            <mtd>
              <msub>
                <mi>a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i>j</mi>
                    <mo stretchy="false">+</mo>
                    <mn>2</mn>
                  </mrow>
                </mstyle>
              </msub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a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b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c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d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sub>
                <mi>e</mi>
                <mstyle mathsize="8pt">
                  <mrow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  <mo stretchy="false">/</mo>
                    <mn>2</mn>
                  </mrow>
                </mstyle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  <mtd>
              <msub>
                <mi>e</mi>
                <mstyle mathsize="8pt">
                  <mrow>
                    <mi>n</mi>
                    <mo stretchy="false">−</mo>
                    <mi>j</mi>
                    <mo stretchy="false">−</mo>
                    <mn>1</mn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  <mtd>
              <msub>
                <mi>d</mi>
                <mstyle mathsize="8pt">
                  <mrow>
                    <mi>n</mi>
                    <mo stretchy="false">−</mo>
                    <mi>j</mi>
                  </mrow>
                </mstyle>
              </msub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sub>
                <mi>a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b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  <mtd>
              <msub>
                <mi>c</mi>
                <mstyle mathsize="8pt">
                  <mrow>
                    <mi>n</mi>
                    <mo stretchy="false">−</mo>
                    <mi>j</mi>
                    <mo stretchy="false">+</mo>
                    <mn>1</mn>
                  </mrow>
                </mstyle>
              </msub>
            </mtd>
          </mtr>
        </mtable>
      </mrow>
      <mo fence="true" stretchy="true">]</mo>
    </mrow>
    <annotation encoding="StarMath 5.0"> left [ matrix {
 
 c rSub { size 8{j}}  # d rSub { size 8{j} } # e rSub { size 8{j} } # 0 # 0 #0 # 0 ## 

 b rSub { size 8{j+1} } # c rSub { size 8{j+1} } # d rSub { size 8{j+1} } # e rSub { size 8{j+1} } # 0 # 0 # 0 ##
 
a rSub { size 8{j+2} } # b rSub { size 8{j+2} } # c rSub { size 8{j+2} } # d rSub { size 8{j+2} } # e rSub { size 8{j+2} } # 0 # 0 ##



 0 # a rSub { size 8{(n+1)/2} } # b rSub { size 8{(n+1)/2} } # c rSub { size 8{(n+1)/2} } # d rSub { size 8{(n+1)/2} } # e rSub { size 8{(n+1)/2} } # 0 ##

0 # 0 # a rSub { size 8{n-j-1} } # b rSub { size 8{n-j-1} } # c rSub { size 8{n-j-1} } # d rSub { size 8{n-j-1} } # e rSub { size 8{n-j-1} } ##

0# 0 # 0 # a rSub { size 8{n-j} } # b rSub { size 8{n-j} } # c rSub { size 8{n-j} } # d rSub { size 8{n-j} } ##

0# 0 # 0 # 0 # a rSub { size 8{n-j+1} } # b rSub { size 8{n-j+1} } # c rSub { size 8{n-j+1} } 
 
 }
 right ]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>z</mi>
            <mi mathvariant="italic">jj</mi>
          </msub>
          <mo stretchy="false">⃗</mo>
        </mover>
        <mo stretchy="false">=</mo>
        <msup>
          <mrow>
            <mo fence="true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 mathvariant="italic">jj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stretchy="true">}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>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 vec { z sub jj } 
 = left lbrace tilde C sub jj + tilde P sub jj tilde A sub 0 + tilde S sub jj tilde A sub {jj-1}  right rbrace sup -1 left lbrace vec b sub jj-tilde S sub j vec { v sub {jj-1} } right rbrace

</annotation>
  </semantics>
</math>
</file>

<file path=Object 44/content.xml><?xml version="1.0" encoding="utf-8"?>
<math xmlns="http://www.w3.org/1998/Math/MathML" display="block">
  <semantics>
    <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n>1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n>1</mn>
                    <mrow/>
                  </mrow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3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row>
    <annotation encoding="StarMath 5.0">left [ matrix {
z rSub { size 8{j-1} }  rSup { size 8{""} }  {} ##
0  {} ##
z rSub { size 8{j+3} }  rSup { size 8{""} } 
}  right ]=left [ matrix {
1  {} # 0 {}   ##
0 {} # 0 {}  ##
0 {} # 1 {} 
}  right ]  left [ matrix {
z rSub { size 8{j-1} }  rSup { size 8{""} }  {} ##

z rSub { size 8{j+3} }  rSup { size 8{""} } 
}  right ]=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</annotation>
  </semantics>
</math>
</file>

<file path=Object 45/content.xml><?xml version="1.0" encoding="utf-8"?>
<math xmlns="http://www.w3.org/1998/Math/MathML" display="block">
  <semantics>
    <mstyle mathsize="12pt">
      <mrow>
        <mrow>
          <mo fence="true" stretchy="true">[</mo>
          <mrow>
            <mtable>
              <mtr>
                <mtd>
                  <mrow>
                    <msub>
                      <mi>b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i>j</mi>
                      </mstyle>
                    </msub>
                    <mrow/>
                  </mrow>
                </mtd>
                <mtd>
                  <mrow>
                    <mn>0</mn>
                    <mrow/>
                  </mrow>
                </mtd>
              </mtr>
              <mtr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  <mtd>
                  <mrow>
                    <msub>
                      <mi>c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n>0</mn>
                    <mrow/>
                  </mrow>
                </mtd>
                <mtd>
                  <mrow>
                    <msub>
                      <mi>a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  <mtd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row/>
                  </mrow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i>j</mi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  <mo stretchy="false">=</mo>
          <mrow>
            <mrow>
              <mo fence="true" stretchy="true">[</mo>
              <mrow>
                <mtable>
                  <mtr>
                    <mtd>
                      <mrow>
                        <msub>
                          <mi>d</mi>
                          <mstyle mathsize="8pt">
                            <mi>j</mi>
                          </mstyle>
                        </msub>
                        <mrow/>
                      </mrow>
                    </mtd>
                  </mtr>
                  <mtr>
                    <mtd>
                      <mrow>
                        <msub>
                          <mi>d</mi>
                          <mstyle mathsize="8pt">
                            <mrow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  <mtr>
                    <mtd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</mtd>
                  </mtr>
                </mtable>
              </mrow>
              <mo fence="true" stretchy="true">]</mo>
            </mrow>
            <mo stretchy="false">−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j</mi>
                              <mo stretchy="false">+</mo>
                              <mn>2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</mrow>
        <mrow>
          <mo fence="true" stretchy="true">{</mo>
          <mrow>
            <mrow>
              <mrow>
                <mo fence="true" stretchy="true">[</mo>
                <mrow>
                  <mtable>
                    <mtr>
                      <mtd>
                        <mrow>
                          <mn>1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n>1</mn>
                          <mrow/>
                        </mrow>
                      </mtd>
                    </mtr>
                  </mtable>
                </mrow>
                <mo fence="true" stretchy="true">]</mo>
              </mrow>
              <msub>
                <mover accent="true">
                  <mi>A</mi>
                  <mo stretchy="false">~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  <mrow>
                <mrow>
                  <mo fence="true" stretchy="true">[</mo>
                  <mrow>
                    <mtable>
                      <mtr>
                        <mtd>
                          <mrow>
                            <msubsup>
                              <mi>z</mi>
                              <mstyle mathsize="8pt">
                                <mi>j</mi>
                              </mstyle>
                              <mstyle mathsize="8pt">
                                <mtext/>
                              </mstyle>
                            </msubsup>
                            <mrow/>
                          </mrow>
                        </mtd>
                      </mtr>
                      <mtr>
                        <mtd>
                          <msubsup>
                            <mi>z</mi>
                            <mstyle mathsize="8pt">
                              <mrow>
                                <mi>j</mi>
                                <mo stretchy="false">+</mo>
                                <mn>2</mn>
                              </mrow>
                            </mstyle>
                            <mstyle mathsize="8pt">
                              <mtext/>
                            </mstyle>
                          </msubsup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n>1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0</mn>
                            <mrow/>
                          </mrow>
                        </mtd>
                      </mtr>
                      <mtr>
                        <mtd>
                          <mrow>
                            <mn>0</mn>
                            <mrow/>
                          </mrow>
                        </mtd>
                        <mtd>
                          <mrow>
                            <mn>1</mn>
                            <mrow/>
                          </mrow>
                        </mtd>
                      </mtr>
                    </mtable>
                  </mrow>
                  <mo fence="true" stretchy="true">]</mo>
                </mrow>
              </mrow>
              <msub>
                <mover accent="true">
                  <mi>v</mi>
                  <mo stretchy="false">⃗</mo>
                </mover>
                <mstyle mathsize="8pt">
                  <mrow>
                    <mi>j</mi>
                    <mo stretchy="false">−</mo>
                    <mn>1</mn>
                  </mrow>
                </mstyle>
              </msub>
            </mrow>
          </mrow>
          <mo fence="true" stretchy="true">}</mo>
        </mrow>
      </mrow>
    </mstyle>
    <annotation encoding="StarMath 5.0">
 size 12{ left [ matrix {
b rSub { size 8{j} }  {} # c rSub { size 8{j} }  {} # 0 {} ##
a rSub { size 8{j+1} }  {} # b rSub { size 8{j+1} }  {} # c rSub { size 8{j+1} }  {} ##
0 {} # a rSub { size 8{j+2} }  {} # b rSub { size 8{j+2} } {}
}  right ] left [ matrix {
z rSub { size 8{j} }  rSup { size 8{""} }  {} ##
z rSub { size 8{j+1} }  rSup { size 8{""} }  {} ##
z rSub { size 8{j+2} }  rSup { size 8{""} } 
}  right ]= left [ matrix {
d rSub { size 8{j} }  {} ##
d rSub { size 8{j+1} }  {} ##
d rSub { size 8{j+2} } 
}  right ]- left [ matrix {
a rSub { size 8{j} }  {} # 0 {} # 0 {} ##
0 {} # 0 {} # 0 {} ##
0 {} # 0 {} # c rSub { size 8{j+2} } {}
}  right ] left lbrace left [ matrix {
1  {} # 0 {}   ##
0 {} # 0 {}  ##
0 {} # 1 {} 
}  right ] { tilde  {A}} rSub { size 8{j-1} }   left [ matrix {
z rSub { size 8{j} }  rSup { size 8{""} }  {} ##
z rSub { size 8{j+2} }  rSup { size 8{""} } 
}  right ]+ left [ matrix {
1  {} # 0 {}   ##
0 {} # 0 {}  ##
0 {} # 1 {} 
}  right ]  { vec  {v}} rSub { size 8{j-1} }right rbrace}    
</annotation>
  </semantics>
</math>
</file>

<file path=Object 46/content.xml><?xml version="1.0" encoding="utf-8"?>
<math xmlns="http://www.w3.org/1998/Math/MathML" display="block">
  <semantics>
    <mrow>
      <mover accent="true">
        <msub>
          <mi>A</mi>
          <mstyle mathsize="8pt">
            <mn>0</mn>
          </mstyle>
        </msub>
        <mo stretchy="false">~</mo>
      </mover>
      <mo stretchy="false">=</mo>
      <mrow>
        <mo fence="true" stretchy="true">[</mo>
        <mrow>
          <mtable>
            <mtr>
              <mtd>
                <mrow>
                  <mn>0</mn>
                  <mrow/>
                </mrow>
              </mtd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</mtr>
            <mtr>
              <mtd>
                <mover accent="true">
                  <msub>
                    <mi>I</mi>
                    <mrow>
                      <mrow>
                        <mo fence="true" stretchy="false">(</mo>
                        <mrow>
                          <mrow>
                            <mi>m</mi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  <mo stretchy="false">/</mo>
                      <mn>2</mn>
                    </mrow>
                  </msub>
                  <mo stretchy="false">~</mo>
                </mover>
              </mtd>
              <mtd>
                <mrow>
                  <mn>0</mn>
                  <mrow/>
                </mrow>
              </mtd>
            </mtr>
          </mtable>
        </mrow>
        <mo fence="true" stretchy="true">]</mo>
      </mrow>
    </mrow>
    <annotation encoding="StarMath 5.0">tilde  {A} rSub { size 8{0} } = left [ matrix {
 0 {} # tilde I sub {(m-1)/2} ##
 tilde I sub {(m-1)/2} # 0{}
 }  right ]</annotation>
  </semantics>
</math>
</file>

<file path=Object 47/content.xml><?xml version="1.0" encoding="utf-8"?>
<math xmlns="http://www.w3.org/1998/Math/MathML" display="block">
  <semantics>
    <mrow>
      <mover accent="true">
        <msub>
          <mi>A</mi>
          <mrow>
            <mi>j</mi>
            <mo stretchy="false">−</mo>
            <mn>1</mn>
          </mrow>
        </msub>
        <mo stretchy="false">~</mo>
      </mover>
      <mo stretchy="false">=</mo>
      <msup>
        <mrow>
          <mo fence="true" stretchy="false">{</mo>
          <mrow>
            <mover accent="true">
              <msub>
                <mi>A</mi>
                <mn>0</mn>
              </msub>
              <mo stretchy="false">~</mo>
            </mover>
          </mrow>
          <mo fence="true" stretchy="false">}</mo>
        </mrow>
        <mrow>
          <mo stretchy="false">−</mo>
          <mn>1</mn>
        </mrow>
      </msup>
    </mrow>
    <annotation encoding="StarMath 5.0">tilde A sub { j-1 } = lbrace tilde A sub 0 rbrace sup { -1 }</annotation>
  </semantics>
</math>
</file>

<file path=Object 48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49/content.xml><?xml version="1.0" encoding="utf-8"?>
<math xmlns="http://www.w3.org/1998/Math/MathML" display="block">
  <semantics>
    <mover accent="true">
      <msub>
        <mi>I</mi>
        <mrow>
          <mrow>
            <mo fence="true" stretchy="false">(</mo>
            <mrow>
              <mrow>
                <mi>m</mi>
                <mo stretchy="false">−</mo>
                <mn>1</mn>
              </mrow>
            </mrow>
            <mo fence="true" stretchy="false">)</mo>
          </mrow>
          <mo stretchy="false">/</mo>
          <mn>2</mn>
        </mrow>
      </msub>
      <mo stretchy="false">~</mo>
    </mover>
    <annotation encoding="StarMath 5.0">tilde I sub { (m-1)/2 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/</mo>
                            <mn>2</mn>
                          </mrow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row>
                              <mi>n</mi>
                              <mo stretchy="false">/</mo>
                              <mn>2</mn>
                            </mrow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row>
                                      <mi>n</mi>
                                      <mo stretchy="false">/</mo>
                                      <mn>2</mn>
                                    </mrow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row>
                            <mi>n</mi>
                            <mo stretchy="false">/</mo>
                            <mn>2</mn>
                          </mrow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row>
                                <mi>n</mi>
                                <mo stretchy="false">/</mo>
                                <mn>2</mn>
                              </mrow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row>
                                <mi>n</mi>
                                <mo stretchy="false">/</mo>
                                <mn>2</mn>
                              </mrow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row>
                                  <mi>n</mi>
                                  <mo stretchy="false">/</mo>
                                  <mn>2</mn>
                                </mrow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row>
                              <mi>n</mi>
                              <mo stretchy="false">/</mo>
                              <mn>2</mn>
                            </mrow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/</mo>
                          <mn>2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n/2} }  {} # 0 {} ##
0 {} # b rSub { size 8{n/2+1} } {}
}  right ] left [ matrix {
z rSub { size 8{n/2} }  rSup { size 8{""} }  {} ##
z rSub { size 8{n/2+1} }  rSup { size 8{""} } 
}  right ]+ left [ matrix {
a rSub { size 8{n/2} }  {} # 0 {} ##
0 {} # c rSub { size 8{n/2+1} } {}
}  right ] left lbrace  { tilde  {A}} rSub { size 8{n/2-1} }  left [ matrix {
z rSub { size 8{n/2} }  rSup { size 8{""} }  {} ##
z rSub { size 8{n/2+1} }  rSup { size 8{""} } 
}  right ]+ { vec  {v}} rSub { size 8{n/2-1} }  right rbrace = left [ matrix {
d rSub { size 8{n/2} }  {} ##
d rSub { size 8{n/2+1} } 
}  right ]- left [ matrix {
c rSub { size 8{n/2} }  {} # 0 {} ##
0 {} # a rSub { size 8{n/2+1} } {}
}  right ] left [ matrix {
z rSub { size 8{n/2+1} }  rSup { size 8{""} }  {} ##
z rSub { size 8{n/2} }  rSup { size 8{""} } 
}  right ]} {}</annotation>
  </semantics>
</math>
</file>

<file path=Object 50/content.xml><?xml version="1.0" encoding="utf-8"?>
<math xmlns="http://www.w3.org/1998/Math/MathML" display="block">
  <semantics>
    <mrow>
      <mrow>
        <mover accent="true">
          <msub>
            <mi>A</mi>
            <mi mathvariant="italic">jj</mi>
          </msub>
          <mo stretchy="false">~</mo>
        </mover>
        <mo stretchy="false">=</mo>
        <mrow>
          <mo stretchy="false">−</mo>
          <msup>
            <mrow>
              <mo fence="true" form="prefix" stretchy="true">{</mo>
              <mrow>
                <mrow>
                  <mrow>
                    <mover accent="true">
                      <msub>
                        <mi>C</mi>
                        <mi mathvariant="italic">jj</mi>
                      </msub>
                      <mo stretchy="false">~</mo>
                    </mover>
                    <mo stretchy="false">+</mo>
                    <mover accent="true">
                      <msub>
                        <mi>S</mi>
                        <mi mathvariant="italic">jj</mi>
                      </msub>
                      <mo stretchy="false">~</mo>
                    </mover>
                  </mrow>
                  <mover accent="true">
                    <msub>
                      <mi>A</mi>
                      <mrow>
                        <mi mathvariant="italic">jj</mi>
                        <mo stretchy="false">−</mo>
                        <mn>1</mn>
                      </mrow>
                    </msub>
                    <mo stretchy="false">~</mo>
                  </mover>
                </mrow>
              </mrow>
              <mo fence="true" form="postfix" stretchy="true">}</mo>
            </mrow>
            <mrow>
              <mo stretchy="false">−</mo>
              <mn>1</mn>
            </mrow>
          </msup>
        </mrow>
      </mrow>
      <mover accent="true">
        <msub>
          <mi>P</mi>
          <mi mathvariant="italic">jj</mi>
        </msub>
        <mo stretchy="false">~</mo>
      </mover>
    </mrow>
    <annotation encoding="StarMath 5.0">tilde A sub jj = -left lbrace tilde C sub jj + tilde S sub jj tilde A sub {jj-1} right rbrace sup {-1} tilde P sub jj</annotation>
  </semantics>
</math>
</file>

<file path=Object 5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stretchy="false">[</mo>
            <mrow>
              <mrow>
                <mrow>
                  <mover accent="true">
                    <msub>
                      <mi>C</mi>
                      <mi>L</mi>
                    </msub>
                    <mo stretchy="false">~</mo>
                  </mover>
                  <mo stretchy="false">+</mo>
                  <mover accent="true">
                    <msub>
                      <mi>P</mi>
                      <mi>L</mi>
                    </msub>
                    <mo stretchy="false">~</mo>
                  </mover>
                </mrow>
                <mrow>
                  <mover accent="true">
                    <msub>
                      <mi>A</mi>
                      <mn>0</mn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stretchy="false">]</mo>
          </mrow>
          <mrow>
            <mo stretchy="false">−</mo>
            <mn>1</mn>
          </mrow>
        </msup>
      </mrow>
      <mrow>
        <mo fence="true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stretchy="true">}</mo>
      </mrow>
    </mrow>
    <annotation encoding="StarMath 5.0">vec z sub{ L } = [ tilde C sub L + tilde P sub L tilde A sub 0 + tilde I sub 0 sup "*" S sub jj tilde A sub {jj-1} {tilde I sub 0 sup "*"} sup T ] sup {-1}left lbrace vec b sub L - tilde I sub 0 sup "*"tilde S sub jj vec v sub {jj-1} right rbrace</annotation>
  </semantics>
</math>
</file>

<file path=Object 52/content.xml><?xml version="1.0" encoding="utf-8"?>
<math xmlns="http://www.w3.org/1998/Math/MathML" display="block">
  <semantics>
    <mrow>
      <mrow>
        <mover accent="true">
          <msub>
            <mi>v</mi>
            <mi mathvariant="italic">jj</mi>
          </msub>
          <mo stretchy="false">⃗</mo>
        </mover>
        <mo stretchy="false">=</mo>
        <msup>
          <mrow>
            <mo fence="true" form="prefix" stretchy="true">{</mo>
            <mrow>
              <mrow>
                <mrow>
                  <mover accent="true">
                    <msub>
                      <mi>C</mi>
                      <mi mathvariant="italic">jj</mi>
                    </msub>
                    <mo stretchy="false">~</mo>
                  </mover>
                  <mo stretchy="false">+</mo>
                  <mover accent="true">
                    <msub>
                      <mi>S</mi>
                      <mi mathvariant="italic">jj</mi>
                    </msub>
                    <mo stretchy="false">~</mo>
                  </mover>
                </mrow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</mrow>
            </mrow>
            <mo fence="true" form="postfix" stretchy="true">}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 mathvariant="italic">jj</mi>
                </msub>
                <mo stretchy="false">⃗</mo>
              </mover>
              <mo stretchy="false">−</mo>
              <mover accent="true">
                <msub>
                  <mi>S</mi>
                  <mi mathvariant="italic">jj</mi>
                </msub>
                <mo stretchy="false">~</mo>
              </mover>
            </mrow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v sub jj = left lbrace tilde C sub jj + tilde S sub jj tilde A sub {jj-1} right rbrace sup {-1} left lbrace {vec b sub jj - tilde S sub jj vec v sub {jj-1}}right rbrace</annotation>
  </semantics>
</math>
</file>

<file path=Object 5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n>1</mn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i>n</mi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n>1</mn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i>n</mi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n>1</mn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i>n</mi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n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n>1</mn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i>n</mi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n>1</mn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i>n</mi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n>2</mn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n>1</mn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1} }  {} # 0 {} ##
0 {} # b rSub { size 8{n} } {}
}  right ] left [ matrix {
z rSub { size 8{1} }  rSup { size 8{""} }  {} ##
z rSub { size 8{n} }  rSup { size 8{""} } 
}  right ]+ left [ matrix {
a rSub { size 8{1} }  {} # 0 {} ##
0 {} # c rSub { size 8{n} } {}
}  right ] 
  left [ matrix {
z rSub { size 8{n} }  rSup { size 8{""} }  {} ##
z rSub { size 8{1} }  rSup { size 8{""} } 
}  right ] = left [ matrix {
d rSub { size 8{1} }  {} ##
d rSub { size 8{n} } 
}  right ]- left [ matrix {
c rSub { size 8{1} }  {} # 0 {} ##
0 {} # a rSub { size 8{n} } {}
}  right ] left [ matrix {
z rSub { size 8{2} }  rSup { size 8{""} }  {} ##
z rSub { size 8{n-1} }  rSup { size 8{""} } 
}  right ]} {}</annotation>
  </semantics>
</math>
</file>

<file path=Object 54/content.xml><?xml version="1.0" encoding="utf-8"?>
<math xmlns="http://www.w3.org/1998/Math/MathML" display="block">
  <semantics>
    <mover accent="true">
      <msubsup>
        <mi>I</mi>
        <mn>0</mn>
        <mtext>*</mtext>
      </msubsup>
      <mo stretchy="false">~</mo>
    </mover>
    <annotation encoding="StarMath 5.0">tilde I sub 0 sup "*" </annotation>
  </semantics>
</math>
</file>

<file path=Object 55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row>
                  <mn>2</mn>
                  <mo stretchy="false">∗</mo>
                  <mi mathvariant="italic">KU</mi>
                </mrow>
                <mo stretchy="false">+</mo>
                <mn>2</mn>
                <mo stretchy="false">−</mo>
                <mi mathvariant="italic">mod</mi>
              </mrow>
              <mrow>
                <mo fence="true" form="prefix" stretchy="false">(</mo>
                <mrow>
                  <mrow>
                    <mrow>
                      <mi>N</mi>
                      <mo stretchy="false">+</mo>
                      <mi mathvariant="italic">KU</mi>
                      <mo stretchy="false">+</mo>
                      <mn>1</mn>
                      <mo stretchy="false">+</mo>
                      <mi>i</mi>
                      <mo stretchy="false">−</mo>
                      <mi>j</mi>
                    </mrow>
                    <mi>,</mi>
                    <mi>N</mi>
                  </mrow>
                </mrow>
                <mo fence="true" form="postfix" stretchy="false">)</mo>
              </mrow>
              <mi>,</mi>
              <mi>i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2*KU+2-mod(N+KU+1+i-j,N),i) = a_{ij} with KU=(m-1)/2 </annotation>
  </semantics>
</math>
</file>

<file path=Object 56/content.xml><?xml version="1.0" encoding="utf-8"?>
<math xmlns="http://www.w3.org/1998/Math/MathML" display="block">
  <semantics>
    <mrow>
      <mi mathvariant="italic">KU</mi>
      <mo stretchy="false">=</mo>
      <mfrac>
        <mrow>
          <mo fence="true" stretchy="false">(</mo>
          <mrow>
            <mrow>
              <mi>m</mi>
              <mo stretchy="false">−</mo>
              <mn>1</mn>
            </mrow>
          </mrow>
          <mo fence="true" stretchy="false">)</mo>
        </mrow>
        <mn>2</mn>
      </mfrac>
    </mrow>
    <annotation encoding="StarMath 5.0">KU={(m-1)} over {2}</annotation>
  </semantics>
</math>
</file>

<file path=Object 57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58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59/content.xml><?xml version="1.0" encoding="utf-8"?>
<math xmlns="http://www.w3.org/1998/Math/MathML" display="block">
  <semantics>
    <mover accent="true">
      <msub>
        <mi>A</mi>
        <mi mathvariant="italic">jj</mi>
      </msub>
      <mo stretchy="false">~</mo>
    </mover>
    <annotation encoding="StarMath 5.0">tilde A sub jj</annotation>
  </semantics>
</math>
</file>

<file path=Object 6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row>
        <mover accent="true">
          <msub>
            <mi>z</mi>
            <mi mathvariant="italic">jj</mi>
          </msub>
          <mo stretchy="false">⃗</mo>
        </mover>
        <mo stretchy="false">+</mo>
        <mover accent="true">
          <msub>
            <mi>S</mi>
            <mi mathvariant="italic">jj</mi>
          </msub>
          <mo stretchy="false">~</mo>
        </mover>
      </mrow>
      <mrow>
        <mover accent="true">
          <msub>
            <mi>z</mi>
            <mrow>
              <mi mathvariant="italic">jj</mi>
              <mo stretchy="false">−</mo>
              <mn>1</mn>
            </mrow>
          </msub>
          <mo stretchy="false">⃗</mo>
        </mover>
        <mo stretchy="false">=</mo>
        <mrow>
          <mover accent="true">
            <msub>
              <mi>b</mi>
              <mi mathvariant="italic">jj</mi>
            </msub>
            <mo stretchy="false">⃗</mo>
          </mover>
          <mo stretchy="false">−</mo>
          <mover accent="true">
            <msub>
              <mi>P</mi>
              <mi mathvariant="italic">jj</mi>
            </msub>
            <mo stretchy="false">~</mo>
          </mover>
        </mrow>
      </mrow>
      <mover accent="true">
        <msub>
          <mi>z</mi>
          <mrow>
            <mi mathvariant="italic">jj</mi>
            <mo stretchy="false">+</mo>
            <mn>1</mn>
          </mrow>
        </msub>
        <mo stretchy="false">⃗</mo>
      </mover>
    </mrow>
    <annotation encoding="StarMath 5.0">tilde C sub {jj} vec { z sub {jj} } + tilde S sub {jj} vec { z sub {jj-1} } = vec b sub {jj} -tilde P sub {jj} vec { z sub {jj+1} }</annotation>
  </semantics>
</math>
</file>

<file path=Object 60/content.xml><?xml version="1.0" encoding="utf-8"?>
<math xmlns="http://www.w3.org/1998/Math/MathML" display="block">
  <semantics>
    <msub>
      <mi>v</mi>
      <mi mathvariant="italic">jj</mi>
    </msub>
    <annotation encoding="StarMath 5.0">v sub jj</annotation>
  </semantics>
</math>
</file>

<file path=Object 61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2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</annotation>
  </semantics>
</math>
</file>

<file path=Object 63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i mathvariant="italic">KU</mi>
                          <mo stretchy="false">+</mo>
                          <mi>k</mi>
                          <mo stretchy="false">−</mo>
                          <mi>i</mi>
                          <mo stretchy="false">+</mo>
                          <mn>1</mn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  <mo stretchy="false">+</mo>
                          <mn>1</mn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C sub jj = left lbrace alignl  {  stack {{AB[ KU+k-i+1,j+i-1 ]  "          " forall i,k "{"1,2...KU "}"} #  {AB[ KU+k-i+1,n-2*KU+i-j+1 ] "    "forall i,k "{" KU+1...2*KU"}"} # else " 0" } } right rbrace


  



 </annotation>
  </semantics>
</math>
</file>

<file path=Object 64/content.xml><?xml version="1.0" encoding="utf-8"?>
<math xmlns="http://www.w3.org/1998/Math/MathML" display="block">
  <semantics>
    <mrow>
      <mover accent="true">
        <msub>
          <mi>S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S sub jj = left lbrace alignl  {  stack {{AB[ 1+k-i,j+i-1 ]  "          " forall i,k "{"1,2...KU "}"} #  {AB[ 2*KU+1+k-i,n-2*KU+i-j ] "    "forall i,k "{" KU+1...2*KU"}"} # else " 0" } } right rbrace


  



 </annotation>
  </semantics>
</math>
</file>

<file path=Object 65/content.xml><?xml version="1.0" encoding="utf-8"?>
<math xmlns="http://www.w3.org/1998/Math/MathML" display="block">
  <semantics>
    <mrow>
      <mover accent="true">
        <msub>
          <mi>P</mi>
          <mi mathvariant="italic">jj</mi>
        </msub>
        <mo stretchy="false">~</mo>
      </mover>
      <mo stretchy="false">=</mo>
      <mrow>
        <mo fence="true" form="prefix" stretchy="true">{</mo>
        <mrow>
          <mtable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j</mi>
                          <mo stretchy="false">+</mo>
                          <mi>i</mi>
                          <mo stretchy="false">−</mo>
                          <mn>1</mn>
                        </mrow>
                      </mrow>
                    </mrow>
                    <mo fence="true" form="postfix" stretchy="false">]</mo>
                  </mrow>
                  <mtext>          </mtext>
                  <mo stretchy="false">∀</mo>
                  <mi>i</mi>
                  <mi>,</mi>
                  <mi>k</mi>
                  <mtext>{</mtext>
                  <mn>1,2.</mn>
                  <mn>..</mn>
                  <mi mathvariant="italic">KU</mi>
                  <mtext>}</mtext>
                </mrow>
              </mtd>
            </mtr>
            <mtr>
              <mtd>
                <mrow>
                  <mi mathvariant="italic">AB</mi>
                  <mrow>
                    <mo fence="true" form="prefix" stretchy="false">[</mo>
                    <mrow>
                      <mrow>
                        <mrow>
                          <mn>1</mn>
                          <mo stretchy="false">+</mo>
                          <mi>k</mi>
                          <mo stretchy="false">−</mo>
                          <mi>i</mi>
                        </mrow>
                        <mi>,</mi>
                        <mrow>
                          <mi>n</mi>
                          <mo stretchy="false">−</mo>
                          <mrow>
                            <mn>2</mn>
                            <mo stretchy="false">∗</mo>
                            <mi mathvariant="italic">KU</mi>
                          </mrow>
                          <mo stretchy="false">+</mo>
                          <mi>i</mi>
                          <mo stretchy="false">−</mo>
                          <mi>j</mi>
                        </mrow>
                      </mrow>
                    </mrow>
                    <mo fence="true" form="postfix" stretchy="false">]</mo>
                  </mrow>
                  <mtext>    </mtext>
                  <mo stretchy="false">∀</mo>
                  <mi>i</mi>
                  <mi>,</mi>
                  <mi>k</mi>
                  <mtext>{</mtext>
                  <mrow>
                    <mi mathvariant="italic">KU</mi>
                    <mo stretchy="false">+</mo>
                    <mn>1.</mn>
                  </mrow>
                  <mrow>
                    <mn>..2</mn>
                    <mo stretchy="false">∗</mo>
                    <mi mathvariant="italic">KU</mi>
                  </mrow>
                  <mtext>}</mtext>
                </mrow>
              </mtd>
            </mtr>
            <mtr>
              <mtd>
                <mrow>
                  <mi mathvariant="italic">else</mi>
                  <mtext> 0</mtext>
                </mrow>
              </mtd>
            </mtr>
          </mtable>
        </mrow>
        <mo fence="true" form="postfix" stretchy="true">}</mo>
      </mrow>
    </mrow>
    <annotation encoding="StarMath 5.0">tilde P sub jj = left lbrace alignl  {  stack {{AB[ 2*KU+1+k-i,j+i-1 ]  "          " forall i,k "{"1,2...KU "}"} #  {AB[ 1+k-i,n-2*KU+i-j ] "    "forall i,k "{" KU+1...2*KU"}"} # else " 0" } } right rbrace


  



 </annotation>
  </semantics>
</math>
</file>

<file path=Object 66/content.xml><?xml version="1.0" encoding="utf-8"?>
<math xmlns="http://www.w3.org/1998/Math/MathML" display="block">
  <semantics>
    <mover accent="true">
      <msub>
        <mi>A</mi>
        <mn>0</mn>
      </msub>
      <mo stretchy="false">~</mo>
    </mover>
    <annotation encoding="StarMath 5.0">tilde A sub 0 </annotation>
  </semantics>
</math>
</file>

<file path=Object 67/content.xml><?xml version="1.0" encoding="utf-8"?>
<math xmlns="http://www.w3.org/1998/Math/MathML" display="block">
  <semantics>
    <mrow>
      <mstyle mathsize="12pt">
        <msub>
          <mrow>
            <mover accent="true">
              <msub>
                <mi>z</mi>
                <mrow>
                  <mi mathvariant="italic">jj</mi>
                  <mo stretchy="false">−</mo>
                  <mn>1</mn>
                </mrow>
              </msub>
              <mo stretchy="false">⃗</mo>
            </mover>
            <mo stretchy="false">=</mo>
            <mover accent="true">
              <mi>A</mi>
              <mo stretchy="false">~</mo>
            </mover>
          </mrow>
          <mstyle mathsize="8pt">
            <mrow>
              <mi mathvariant="italic">jj</mi>
              <mo stretchy="false">−</mo>
              <mn>1</mn>
            </mrow>
          </mstyle>
        </msub>
      </mstyle>
      <mrow>
        <mover accent="true">
          <msub>
            <mi>z</mi>
            <mi mathvariant="italic">jj</mi>
          </msub>
          <mo stretchy="false">⃗</mo>
        </mover>
        <mo stretchy="false">+</mo>
        <msub>
          <mover accent="true">
            <mi>v</mi>
            <mo stretchy="false">⃗</mo>
          </mover>
          <mstyle mathsize="8pt">
            <mrow>
              <mi mathvariant="italic">jj</mi>
              <mo stretchy="false">−</mo>
              <mn>1</mn>
            </mrow>
          </mstyle>
        </msub>
      </mrow>
      <mrow/>
    </mrow>
    <annotation encoding="StarMath 5.0">size 12{ vec z sub {jj-1}=    tilde  {A}} rSub { size 8{jj-1} } vec z sub jj + { vec  {v}} rSub { size 8{jj-1} }   {}
</annotation>
  </semantics>
</math>
</file>

<file path=Object 6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row>
                    <msub>
                      <mi>b</mi>
                      <mstyle mathsize="8pt">
                        <mi>j</mi>
                      </mstyle>
                    </msub>
                    <mo stretchy="false">+</mo>
                    <msub>
                      <mi>a</mi>
                      <mi>j</mi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11</mn>
                  </msubsup>
                  <mrow/>
                </mrow>
              </mtd>
              <mtd>
                <mrow>
                  <msub>
                    <mi>c</mi>
                    <mstyle mathsize="8pt">
                      <mi>j</mi>
                    </mstyle>
                  </msub>
                  <mrow/>
                </mrow>
              </mtd>
              <mtd>
                <mrow>
                  <msub>
                    <mi>a</mi>
                    <mi>j</mi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12</mn>
                  </msubsup>
                  <mrow/>
                </mrow>
              </mtd>
            </mtr>
            <mtr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b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  <mtd>
                <mrow>
                  <msub>
                    <mi>c</mi>
                    <mstyle mathsize="8pt">
                      <mrow>
                        <mi>j</mi>
                        <mo stretchy="false">+</mo>
                        <mn>1</mn>
                      </mrow>
                    </mstyle>
                  </msub>
                  <mrow/>
                </mrow>
              </mtd>
            </mtr>
            <mtr>
              <mtd>
                <mrow>
                  <msub>
                    <mi>c</mi>
                    <mrow>
                      <mi>j</mi>
                      <mo stretchy="false">+</mo>
                      <mn>2</mn>
                    </mrow>
                  </msub>
                  <msubsup>
                    <mi>A</mi>
                    <mrow>
                      <mi>j</mi>
                      <mo stretchy="false">−</mo>
                      <mn>1</mn>
                    </mrow>
                    <mn>21</mn>
                  </msubsup>
                  <mrow/>
                </mrow>
              </mtd>
              <mtd>
                <mrow>
                  <msub>
                    <mi>a</mi>
                    <mstyle mathsize="8pt">
                      <mrow>
                        <mi>j</mi>
                        <mo stretchy="false">+</mo>
                        <mn>2</mn>
                      </mrow>
                    </mstyle>
                  </msub>
                  <mrow/>
                </mrow>
              </mtd>
              <mtd>
                <mrow>
                  <mrow>
                    <msub>
                      <mi>b</mi>
                      <mstyle mathsize="8pt">
                        <mrow>
                          <mi>j</mi>
                          <mo stretchy="false">+</mo>
                          <mn>2</mn>
                        </mrow>
                      </mstyle>
                    </msub>
                    <mo stretchy="false">+</mo>
                    <msub>
                      <mi>c</mi>
                      <mrow>
                        <mi>j</mi>
                        <mo stretchy="false">+</mo>
                        <mn>2</mn>
                      </mrow>
                    </msub>
                  </mrow>
                  <msubsup>
                    <mi>A</mi>
                    <mrow>
                      <mi>j</mi>
                      <mo stretchy="false">−</mo>
                      <mn>1</mn>
                    </mrow>
                    <mn>22</mn>
                  </msubsup>
                  <mrow/>
                </mrow>
              </mtd>
            </mtr>
          </mtable>
        </mrow>
        <mo fence="true" stretchy="true">]</mo>
      </mrow>
      <mrow>
        <mrow>
          <mo fence="true" stretchy="true">[</mo>
          <mrow>
            <mtable>
              <mtr>
                <mtd>
                  <mrow>
                    <msubsup>
                      <mi>z</mi>
                      <mstyle mathsize="8pt">
                        <mi>j</mi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row>
                    <msubsup>
                      <mi>z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  <mstyle mathsize="8pt">
                        <mtext/>
                      </mstyle>
                    </msubsup>
                    <mrow/>
                  </mrow>
                </mtd>
              </mtr>
              <mtr>
                <mtd>
                  <msubsup>
                    <mi>z</mi>
                    <mstyle mathsize="8pt">
                      <mrow>
                        <mi>j</mi>
                        <mo stretchy="false">+</mo>
                        <mn>2</mn>
                      </mrow>
                    </mstyle>
                    <mstyle mathsize="8pt">
                      <mtext/>
                    </mstyle>
                  </msubsup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row>
                      <msub>
                        <mi>d</mi>
                        <mstyle mathsize="8pt">
                          <mi>j</mi>
                        </mstyle>
                      </msub>
                      <mo stretchy="false">−</mo>
                      <msub>
                        <mi>a</mi>
                        <mi>j</mi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1</mn>
                    </msubsup>
                    <mrow/>
                  </mrow>
                </mtd>
              </mtr>
              <mtr>
                <mtd>
                  <mrow>
                    <msub>
                      <mi>d</mi>
                      <mstyle mathsize="8pt">
                        <mrow>
                          <mi>j</mi>
                          <mo stretchy="false">+</mo>
                          <mn>1</mn>
                        </mrow>
                      </mstyle>
                    </msub>
                    <mrow/>
                  </mrow>
                </mtd>
              </mtr>
              <mtr>
                <mtd>
                  <mrow>
                    <mrow>
                      <msub>
                        <mi>d</mi>
                        <mstyle mathsize="8pt">
                          <mrow>
                            <mi>j</mi>
                            <mo stretchy="false">+</mo>
                            <mn>2</mn>
                          </mrow>
                        </mstyle>
                      </msub>
                      <mo stretchy="false">−</mo>
                      <msub>
                        <mi>c</mi>
                        <mrow>
                          <mi>j</mi>
                          <mo stretchy="false">+</mo>
                          <mn>2</mn>
                        </mrow>
                      </msub>
                    </mrow>
                    <msubsup>
                      <mi>v</mi>
                      <mrow>
                        <mi>j</mi>
                        <mo stretchy="false">−</mo>
                        <mn>1</mn>
                      </mrow>
                      <mn>2</mn>
                    </msubsup>
                  </mrow>
                </mtd>
              </mtr>
            </mtable>
          </mrow>
          <mo fence="true" stretchy="true">]</mo>
        </mrow>
      </mrow>
    </mrow>
    <annotation encoding="StarMath 5.0">
 left [ matrix {
b rSub { size 8{j} }+a sub j  A sub {j-1} sup 11    {} # c rSub { size 8{j} }  {} #  a sub j  A sub {j-1} sup 12 {} ##
a rSub { size 8{j+1} }  {} # b rSub { size 8{j+1} }  {} # c rSub { size 8{j+1} }  {} ##
c sub {j+2}  A sub {j-1} sup 21  {} # a rSub { size 8{j+2} }  {} # b rSub { size 8{j+2} } + c sub {j+2} A sub {j-1} sup 22  {}
}  right ] left [ matrix {
z rSub { size 8{j} }  rSup { size 8{""} }  {} ##
z rSub { size 8{j+1} }  rSup { size 8{""} }  {} ##
z rSub { size 8{j+2} }  rSup { size 8{""} } 
}  right ]= left [ matrix {
d rSub { size 8{j} }-a sub j  v sub {j-1} sup 1   {} ##
d rSub { size 8{j+1} }  {} ##
d rSub { size 8{j+2} } -c sub {j+2}  v sub {j-1} sup 2 
}  right ]   
</annotation>
  </semantics>
</math>
</file>

<file path=Object 69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{</mo>
              <mrow>
                <mrow>
                  <msub>
                    <mover accent="true">
                      <mi>A</mi>
                      <mo stretchy="false">~</mo>
                    </mover>
                    <mstyle mathsize="8pt">
                      <mrow>
                        <mi>j</mi>
                        <mo stretchy="false">−</mo>
                        <mn>1</mn>
                      </mrow>
                    </mstyle>
                  </msub>
                  <mrow>
                    <mrow>
                      <mo fence="true" stretchy="true">[</mo>
                      <mrow>
                        <mtable>
                          <mtr>
                            <mtd>
                              <mrow>
                                <msubsup>
                                  <mi>z</mi>
                                  <mstyle mathsize="8pt">
                                    <mi>j</mi>
                                  </mstyle>
                                  <mstyle mathsize="8pt">
                                    <mtext/>
                                  </mstyle>
                                </msubsup>
                                <mrow/>
                              </mrow>
                            </mtd>
                          </mtr>
                          <mtr>
                            <mtd>
                              <msubsup>
                                <mi>z</mi>
                                <mstyle mathsize="8pt">
                                  <mrow>
                                    <mi>n</mi>
                                    <mo stretchy="false">−</mo>
                                    <mi>j</mi>
                                    <mo stretchy="false">+</mo>
                                    <mn>1</mn>
                                  </mrow>
                                </mstyle>
                                <mstyle mathsize="8pt">
                                  <mtext/>
                                </mstyle>
                              </msubsup>
                            </mtd>
                          </mtr>
                        </mtable>
                      </mrow>
                      <mo fence="true" stretchy="true">]</mo>
                    </mrow>
                    <mo stretchy="false">+</mo>
                    <msub>
                      <mover accent="true">
                        <mi>v</mi>
                        <mo stretchy="false">⃗</mo>
                      </mover>
                      <mstyle mathsize="8pt">
                        <mrow>
                          <mi>j</mi>
                          <mo stretchy="false">−</mo>
                          <mn>1</mn>
                        </mrow>
                      </mstyle>
                    </msub>
                  </mrow>
                </mrow>
              </mrow>
              <mo fence="true" stretchy="true">}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left lbrace  { tilde  {A}} rSub { size 8{j-1} }  left [ matrix {
z rSub { size 8{j} }  rSup { size 8{""} }  {} ##
z rSub { size 8{n-j+1} }  rSup { size 8{""} } 
}  right ]+ { vec  {v}} rSub { size 8{j-1} }  right rbrace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1</mn>
          </mrow>
        </msub>
        <mo stretchy="false">+</mo>
        <msub>
          <mi>b</mi>
          <mi>j</mi>
        </msub>
      </mrow>
      <mrow>
        <msub>
          <mi>z</mi>
          <mi>j</mi>
        </msub>
        <mo stretchy="false">+</mo>
        <msub>
          <mi>c</mi>
          <mi>j</mi>
        </msub>
      </mrow>
      <mrow>
        <msub>
          <mi>z</mi>
          <mrow>
            <mi>j</mi>
            <mo stretchy="false">+</mo>
            <mn>1</mn>
          </mrow>
        </msub>
        <mo stretchy="false">=</mo>
        <msub>
          <mi>d</mi>
          <mi>j</mi>
        </msub>
      </mrow>
    </mrow>
    <annotation encoding="StarMath 5.0">a_{j}z_{ j-1 } +b_{j}z_{ j } + c_{j}z_{ j+1 } = d_{j}</annotation>
  </semantics>
</math>
</file>

<file path=Object 70/content.xml><?xml version="1.0" encoding="utf-8"?>
<math xmlns="http://www.w3.org/1998/Math/MathML" display="block">
  <semantics>
    <mover accent="true">
      <msub>
        <mi>A</mi>
        <mrow>
          <mi mathvariant="italic">jj</mi>
          <mo stretchy="false">−</mo>
          <mn>1</mn>
        </mrow>
      </msub>
      <mo stretchy="false">~</mo>
    </mover>
    <annotation encoding="StarMath 5.0">tilde A sub {jj-1}</annotation>
  </semantics>
</math>
</file>

<file path=Object 71/content.xml><?xml version="1.0" encoding="utf-8"?>
<math xmlns="http://www.w3.org/1998/Math/MathML" display="block">
  <semantics>
    <msub>
      <mi>v</mi>
      <mrow>
        <mi mathvariant="italic">jj</mi>
        <mo stretchy="false">−</mo>
        <mn>1</mn>
      </mrow>
    </msub>
    <annotation encoding="StarMath 5.0">v sub {jj-1}</annotation>
  </semantics>
</math>
</file>

<file path=Object 72/content.xml><?xml version="1.0" encoding="utf-8"?>
<math xmlns="http://www.w3.org/1998/Math/MathML" display="block">
  <semantics>
    <mrow>
      <mover accent="true">
        <msub>
          <mi>C</mi>
          <mi mathvariant="italic">jj</mi>
        </msub>
        <mo stretchy="false">~</mo>
      </mover>
      <mi>,</mi>
      <mover accent="true">
        <msub>
          <mi>S</mi>
          <mi mathvariant="italic">jj</mi>
        </msub>
        <mo stretchy="false">~</mo>
      </mover>
      <mi>,</mi>
      <mover accent="true">
        <msub>
          <mi>P</mi>
          <mi mathvariant="italic">jj</mi>
        </msub>
        <mo stretchy="false">~</mo>
      </mover>
      <mi>,</mi>
      <mover accent="true">
        <msub>
          <mi>b</mi>
          <mi mathvariant="italic">jj</mi>
        </msub>
        <mo stretchy="false">⃗</mo>
      </mover>
      <mover accent="true">
        <msub>
          <mi>z</mi>
          <mi mathvariant="italic">jj</mi>
        </msub>
        <mo stretchy="false">⃗</mo>
      </mover>
    </mrow>
    <annotation encoding="StarMath 5.0">tilde C sub jj , tilde S sub jj  , tilde P sub jj ,vec b sub jj vec { z sub {jj} }</annotation>
  </semantics>
</math>
</file>

<file path=Object 73/content.xml><?xml version="1.0" encoding="utf-8"?>
<math xmlns="http://www.w3.org/1998/Math/MathML" display="block">
  <semantics>
    <mover accent="true">
      <msub>
        <mi>b</mi>
        <mi mathvariant="italic">jj</mi>
      </msub>
      <mo stretchy="false">⃗</mo>
    </mover>
    <annotation encoding="StarMath 5.0">vec b sub jj</annotation>
  </semantics>
</math>
</file>

<file path=Object 74/content.xml><?xml version="1.0" encoding="utf-8"?>
<math xmlns="http://www.w3.org/1998/Math/MathML" display="block">
  <semantics>
    <mover accent="true">
      <msub>
        <mi>A</mi>
        <mrow>
          <mi>j</mi>
          <mo stretchy="false">−</mo>
          <mn>1</mn>
        </mrow>
      </msub>
      <mo stretchy="false">~</mo>
    </mover>
    <annotation encoding="StarMath 5.0">tilde A sub { j-1 }</annotation>
  </semantics>
</math>
</file>

<file path=Object 75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table>
                <mtr>
                  <mtd>
                    <mrow>
                      <msub>
                        <mi>b</mi>
                        <mstyle mathsize="8pt">
                          <mi>j</mi>
                        </mstyle>
                      </msub>
                      <mrow/>
                    </mrow>
                  </mtd>
                  <mtd>
                    <mrow>
                      <mn>0</mn>
                      <mrow/>
                    </mrow>
                  </mtd>
                </mtr>
                <mtr>
                  <mtd>
                    <mrow>
                      <mn>0</mn>
                      <mrow/>
                    </mrow>
                  </mtd>
                  <mtd>
                    <mrow>
                      <msub>
                        <mi>b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</msub>
                      <mrow/>
                    </mrow>
                  </mtd>
                </mtr>
              </mtable>
            </mrow>
            <mo fence="true" stretchy="true">]</mo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i>j</mi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+</mo>
            <mrow>
              <mo fence="true" stretchy="true">[</mo>
              <mrow>
                <mtable>
                  <mtr>
                    <mtd>
                      <mrow>
                        <msub>
                          <mi>a</mi>
                          <mstyle mathsize="8pt">
                            <mi>j</mi>
                          </mstyle>
                        </msub>
                        <mrow/>
                      </mrow>
                    </mtd>
                    <mtd>
                      <mrow>
                        <mn>0</mn>
                        <mrow/>
                      </mrow>
                    </mtd>
                  </mtr>
                  <mtr>
                    <mtd>
                      <mrow>
                        <mn>0</mn>
                        <mrow/>
                      </mrow>
                    </mtd>
                    <mtd>
                      <mrow>
                        <msub>
                          <mi>c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  <mrow/>
                      </mrow>
                    </mtd>
                  </mtr>
                </mtable>
              </mrow>
              <mo fence="true" stretchy="true">]</mo>
            </mrow>
          </mrow>
          <mrow>
            <mrow>
              <mo fence="true" stretchy="true">[</mo>
              <mrow>
                <mtable>
                  <mtr>
                    <mtd>
                      <mrow>
                        <msubsup>
                          <mi>z</mi>
                          <mstyle mathsize="8pt">
                            <mrow>
                              <mi>j</mi>
                              <mo stretchy="false">−</mo>
                              <mn>1</mn>
                            </mrow>
                          </mstyle>
                          <mstyle mathsize="8pt">
                            <mtext/>
                          </mstyle>
                        </msubsup>
                        <mrow/>
                      </mrow>
                    </mtd>
                  </mtr>
                  <mtr>
                    <mtd>
                      <msubsup>
                        <mi>z</mi>
                        <mstyle mathsize="8pt">
                          <mrow>
                            <mi>n</mi>
                            <mo stretchy="false">−</mo>
                            <mi>j</mi>
                            <mo stretchy="false">+</mo>
                            <mn>2</mn>
                          </mrow>
                        </mstyle>
                        <mstyle mathsize="8pt">
                          <mtext/>
                        </mstyle>
                      </msubsup>
                    </mtd>
                  </mtr>
                </mtable>
              </mrow>
              <mo fence="true" stretchy="true">]</mo>
            </mrow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sub>
                            <mi>d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</mtr>
                    <mtr>
                      <mtd>
                        <msub>
                          <mi>d</mi>
                          <mstyle mathsize="8pt">
                            <mrow>
                              <mi>n</mi>
                              <mo stretchy="false">−</mo>
                              <mi>j</mi>
                              <mo stretchy="false">+</mo>
                              <mn>1</mn>
                            </mrow>
                          </mstyle>
                        </msub>
                      </mtd>
                    </mtr>
                  </mtable>
                </mrow>
                <mo fence="true" stretchy="true">]</mo>
              </mrow>
              <mo stretchy="false">−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c</mi>
                            <mstyle mathsize="8pt">
                              <mi>j</mi>
                            </mstyle>
                          </msub>
                          <mrow/>
                        </mrow>
                      </mtd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  <mtd>
                        <mrow>
                          <msub>
                            <mi>a</mi>
                            <mstyle mathsize="8pt">
                              <mrow>
                                <mi>n</mi>
                                <mo stretchy="false">−</mo>
                                <mi>j</mi>
                                <mo stretchy="false">+</mo>
                                <mn>1</mn>
                              </mrow>
                            </mstyle>
                          </msub>
                          <mrow/>
                        </mrow>
                      </mtd>
                    </mtr>
                  </mtable>
                </mrow>
                <mo fence="true" stretchy="true">]</mo>
              </mrow>
            </mrow>
          </mrow>
          <mrow>
            <mo fence="true" stretchy="true">[</mo>
            <mrow>
              <mtable>
                <mtr>
                  <mtd>
                    <mrow>
                      <msubsup>
                        <mi>z</mi>
                        <mstyle mathsize="8pt">
                          <mrow>
                            <mi>j</mi>
                            <mo stretchy="false">+</mo>
                            <mn>1</mn>
                          </mrow>
                        </mstyle>
                        <mstyle mathsize="8pt">
                          <mtext/>
                        </mstyle>
                      </msubsup>
                      <mrow/>
                    </mrow>
                  </mtd>
                </mtr>
                <mtr>
                  <mtd>
                    <msubsup>
                      <mi>z</mi>
                      <mstyle mathsize="8pt">
                        <mrow>
                          <mi>n</mi>
                          <mo stretchy="false">−</mo>
                          <mi>j</mi>
                        </mrow>
                      </mstyle>
                      <mstyle mathsize="8pt">
                        <mtext/>
                      </mstyle>
                    </msubsup>
                  </mtd>
                </mtr>
              </mtable>
            </mrow>
            <mo fence="true" stretchy="true">]</mo>
          </mrow>
        </mrow>
      </mstyle>
      <mrow/>
    </mrow>
    <annotation encoding="StarMath 5.0"> size 12{ left [ matrix {
b rSub { size 8{j} }  {} # 0 {} ##
0 {} # b rSub { size 8{n-j+1} } {}
}  right ] left [ matrix {
z rSub { size 8{j} }  rSup { size 8{""} }  {} ##
z rSub { size 8{n-j+1} }  rSup { size 8{""} } 
}  right ]+ left [ matrix {
a rSub { size 8{j} }  {} # 0 {} ##
0 {} # c rSub { size 8{n-j+1} } {}
}  right ] 
  left [ matrix {
z rSub { size 8{j-1} }  rSup { size 8{""} }  {} ##
z rSub { size 8{n-j+2} }  rSup { size 8{""} } 
}  right ] = left [ matrix {
d rSub { size 8{j} }  {} ##
d rSub { size 8{n-j+1} } 
}  right ]- left [ matrix {
c rSub { size 8{j} }  {} # 0 {} ##
0 {} # a rSub { size 8{n-j+1} } {}
}  right ] left [ matrix {
z rSub { size 8{j+1} }  rSup { size 8{""} }  {} ##
z rSub { size 8{n-j} }  rSup { size 8{""} } 
}  right ]} {}</annotation>
  </semantics>
</math>
</file>

<file path=Object 76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77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78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79/content.xml><?xml version="1.0" encoding="utf-8"?>
<math xmlns="http://www.w3.org/1998/Math/MathML" display="block">
  <semantics>
    <mrow>
      <mrow>
        <mover accent="true">
          <msub>
            <mi>C</mi>
            <mi mathvariant="italic">jjL</mi>
          </msub>
          <mo stretchy="false">~</mo>
        </mover>
        <mo stretchy="false">=</mo>
        <mrow>
          <mover accent="true">
            <msub>
              <mi>C</mi>
              <mi>L</mi>
            </msub>
            <mo stretchy="false">~</mo>
          </mover>
          <mo stretchy="false">+</mo>
          <mover accent="true">
            <msub>
              <mi>P</mi>
              <mi>L</mi>
            </msub>
            <mo stretchy="false">~</mo>
          </mover>
        </mrow>
      </mrow>
      <mover accent="true">
        <msub>
          <mi>A</mi>
          <mn>0</mn>
        </msub>
        <mo stretchy="false">~</mo>
      </mover>
    </mrow>
    <annotation encoding="StarMath 5.0">tilde C sub jjL = tilde C sub L + tilde P sub L tilde A sub 0 

  



 </annotation>
  </semantics>
</math>
</file>

<file path=Object 8/content.xml><?xml version="1.0" encoding="utf-8"?>
<math xmlns="http://www.w3.org/1998/Math/MathML" display="block">
  <semantics>
    <mrow>
      <msub>
        <mi>a</mi>
        <mi>j</mi>
      </msub>
      <mrow>
        <msub>
          <mi>z</mi>
          <mrow>
            <mi>j</mi>
            <mo stretchy="false">−</mo>
            <mn>2</mn>
          </mrow>
        </msub>
        <mo stretchy="false">+</mo>
        <msub>
          <mi>b</mi>
          <mi>j</mi>
        </msub>
      </mrow>
      <mrow>
        <msub>
          <mi>z</mi>
          <mrow>
            <mi>j</mi>
            <mo stretchy="false">−</mo>
            <mn>1</mn>
          </mrow>
        </msub>
        <mo stretchy="false">+</mo>
        <msub>
          <mi>c</mi>
          <mi>j</mi>
        </msub>
      </mrow>
      <mrow>
        <msub>
          <mi>z</mi>
          <mi>j</mi>
        </msub>
        <mo stretchy="false">+</mo>
        <msub>
          <mi>d</mi>
          <mi>j</mi>
        </msub>
      </mrow>
      <mrow>
        <msub>
          <mi>z</mi>
          <mrow>
            <mi>j</mi>
            <mo stretchy="false">+</mo>
            <mn>1</mn>
          </mrow>
        </msub>
        <mo stretchy="false">+</mo>
        <msub>
          <mi>e</mi>
          <mi>j</mi>
        </msub>
      </mrow>
      <mrow>
        <msub>
          <mi>z</mi>
          <mrow>
            <mi>j</mi>
            <mo stretchy="false">+</mo>
            <mn>2</mn>
          </mrow>
        </msub>
        <mo stretchy="false">=</mo>
        <msub>
          <mi>f</mi>
          <mi>j</mi>
        </msub>
      </mrow>
    </mrow>
    <annotation encoding="StarMath 5.0">a_{j}z_{ j-2 }+b_{j}z_{ j-1 }+c_{j}z_{ j }+d_{j}z_{ j+1 }+e_{j}z_{ j+2 } = f_{j}
</annotation>
  </semantics>
</math>
</file>

<file path=Object 80/content.xml><?xml version="1.0" encoding="utf-8"?>
<math xmlns="http://www.w3.org/1998/Math/MathML" display="block">
  <semantics>
    <mover accent="true">
      <msub>
        <mi>b</mi>
        <mi>L</mi>
      </msub>
      <mo stretchy="false">⃗</mo>
    </mover>
    <annotation encoding="StarMath 5.0">vec b sub L</annotation>
  </semantics>
</math>
</file>

<file path=Object 81/content.xml><?xml version="1.0" encoding="utf-8"?>
<math xmlns="http://www.w3.org/1998/Math/MathML" display="block">
  <semantics>
    <mrow>
      <mrow>
        <mover accent="true">
          <msub>
            <mi>z</mi>
            <mi>L</mi>
          </msub>
          <mo stretchy="false">⃗</mo>
        </mover>
        <mo stretchy="false">=</mo>
        <msup>
          <mrow>
            <mo fence="true" form="prefix" stretchy="false">[</mo>
            <mrow>
              <mrow>
                <mrow>
                  <mover accent="true">
                    <msub>
                      <mi>C</mi>
                      <mi mathvariant="italic">jjL</mi>
                    </msub>
                    <mo stretchy="false">~</mo>
                  </mover>
                  <mo stretchy="false">+</mo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</mrow>
                <msub>
                  <mi>S</mi>
                  <mi mathvariant="italic">jj</mi>
                </msub>
                <mover accent="true">
                  <msub>
                    <mi>A</mi>
                    <mrow>
                      <mi mathvariant="italic">jj</mi>
                      <mo stretchy="false">−</mo>
                      <mn>1</mn>
                    </mrow>
                  </msub>
                  <mo stretchy="false">~</mo>
                </mover>
                <msup>
                  <mover accent="true">
                    <msubsup>
                      <mi>I</mi>
                      <mn>0</mn>
                      <mtext>*</mtext>
                    </msubsup>
                    <mo stretchy="false">~</mo>
                  </mover>
                  <mi>T</mi>
                </msup>
              </mrow>
            </mrow>
            <mo fence="true" form="postfix" stretchy="false">]</mo>
          </mrow>
          <mrow>
            <mo stretchy="false">−</mo>
            <mn>1</mn>
          </mrow>
        </msup>
      </mrow>
      <mrow>
        <mo fence="true" form="prefix" stretchy="true">{</mo>
        <mrow>
          <mrow>
            <mrow>
              <mover accent="true">
                <msub>
                  <mi>b</mi>
                  <mi>L</mi>
                </msub>
                <mo stretchy="false">⃗</mo>
              </mover>
              <mo stretchy="false">−</mo>
              <mover accent="true">
                <msubsup>
                  <mi>I</mi>
                  <mn>0</mn>
                  <mtext>*</mtext>
                </msubsup>
                <mo stretchy="false">~</mo>
              </mover>
            </mrow>
            <mover accent="true">
              <msub>
                <mi>S</mi>
                <mi mathvariant="italic">jj</mi>
              </msub>
              <mo stretchy="false">~</mo>
            </mover>
            <mover accent="true">
              <msub>
                <mi>v</mi>
                <mrow>
                  <mi mathvariant="italic">jj</mi>
                  <mo stretchy="false">−</mo>
                  <mn>1</mn>
                </mrow>
              </msub>
              <mo stretchy="false">⃗</mo>
            </mover>
          </mrow>
        </mrow>
        <mo fence="true" form="postfix" stretchy="true">}</mo>
      </mrow>
    </mrow>
    <annotation encoding="StarMath 5.0">vec z sub{ L } = [ tilde C sub jjL + tilde I sub 0 sup "*" S sub jj tilde A sub {jj-1} {tilde I sub 0 sup "*"} sup T ] sup {-1}left lbrace vec b sub L - tilde I sub 0 sup "*"tilde S sub jj vec v sub {jj-1} right rbrace</annotation>
  </semantics>
</math>
</file>

<file path=Object 82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row>
              <mo stretchy="false">−</mo>
              <mi mathvariant="italic">KU</mi>
            </mrow>
          </mrow>
          <mrow>
            <mi>i</mi>
            <mo stretchy="false">=</mo>
            <mi mathvariant="italic">KU</mi>
          </mrow>
        </munderover>
        <mrow>
          <mi mathvariant="italic">AB</mi>
          <mrow>
            <mrow>
              <mo fence="true" form="prefix" stretchy="false">(</mo>
              <mrow>
                <mrow>
                  <mrow>
                    <mi mathvariant="italic">KU</mi>
                    <mo stretchy="false">+</mo>
                    <mn>1</mn>
                    <mo stretchy="false">+</mo>
                    <mi>i</mi>
                  </mrow>
                  <mi>,</mi>
                  <mi>j</mi>
                </mrow>
              </mrow>
              <mo fence="true" form="postfix" stretchy="false">)</mo>
            </mrow>
            <mo stretchy="false">∗</mo>
            <mi>z</mi>
          </mrow>
          <mrow>
            <mo fence="true" form="prefix" stretchy="false">(</mo>
            <mrow>
              <mrow>
                <mrow>
                  <mn>1</mn>
                  <mo stretchy="false">+</mo>
                  <mi mathvariant="italic">mod</mi>
                </mrow>
                <mrow>
                  <mo fence="true" form="prefix" stretchy="false">(</mo>
                  <mrow>
                    <mrow>
                      <mrow>
                        <mi>N</mi>
                        <mo stretchy="false">+</mo>
                        <mi>i</mi>
                        <mo stretchy="false">+</mo>
                        <mi>j</mi>
                        <mo stretchy="false">−</mo>
                        <mn>1</mn>
                      </mrow>
                      <mi>,</mi>
                      <mi>N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o stretchy="false">=</mo>
      <msub>
        <mi>b</mi>
        <mi>j</mi>
      </msub>
    </mrow>
    <annotation encoding="StarMath 5.0">sum from{i=-KU} to{i=KU}{AB(KU+1+i,j)*z(1+mod(N+i+j-1,N))}=b_{ j }   </annotation>
  </semantics>
</math>
</file>

<file path=Object 9/content.xml><?xml version="1.0" encoding="utf-8"?>
<math xmlns="http://www.w3.org/1998/Math/MathML" display="block">
  <semantics>
    <mrow>
      <mi mathvariant="italic">AB</mi>
      <mrow>
        <mrow>
          <mo fence="true" form="prefix" stretchy="false">(</mo>
          <mrow>
            <mrow>
              <mrow>
                <mi mathvariant="italic">KU</mi>
                <mo stretchy="false">+</mo>
                <mn>1</mn>
                <mo stretchy="false">+</mo>
                <mi>i</mi>
                <mo stretchy="false">−</mo>
                <mi>j</mi>
              </mrow>
              <mi>,</mi>
              <mi>j</mi>
            </mrow>
          </mrow>
          <mo fence="true" form="postfix" stretchy="false">)</mo>
        </mrow>
        <mo stretchy="false">=</mo>
        <msub>
          <mi>a</mi>
          <mi mathvariant="italic">ij</mi>
        </msub>
      </mrow>
      <mi mathvariant="italic">with</mi>
      <mrow>
        <mi mathvariant="italic">KU</mi>
        <mo stretchy="false">=</mo>
        <mrow>
          <mrow>
            <mo fence="true" form="prefix" stretchy="false">(</mo>
            <mrow>
              <mrow>
                <mi>m</mi>
                <mo stretchy="false">−</mo>
                <mn>1</mn>
              </mrow>
            </mrow>
            <mo fence="true" form="postfix" stretchy="false">)</mo>
          </mrow>
          <mo stretchy="false">/</mo>
          <mn>2</mn>
        </mrow>
      </mrow>
    </mrow>
    <annotation encoding="StarMath 5.0">AB(KU+1+i-j,j) = a_{ij} with KU=(m-1)/2 </annotation>
  </semantics>
</math>
</file>